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Stat Table GuardianMonsters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BaseFraction</text:p>
          </table:table-cell>
          <table:table-cell table:style-name="Default" table:formula="of:=1/40" office:value-type="float" office:value="0.025" calcext:value-type="float">
            <text:p>0,025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andomFrac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MP</text:p>
          </table:table-cell>
          <table:table-cell table:style-name="Default" office:value-type="string" calcext:value-type="string">
            <text:p>Pstr</text:p>
          </table:table-cell>
          <table:table-cell table:style-name="Default" office:value-type="string" calcext:value-type="string">
            <text:p>Pdef</text:p>
          </table:table-cell>
          <table:table-cell table:style-name="Default" office:value-type="string" calcext:value-type="string">
            <text:p>Mstr</text:p>
          </table:table-cell>
          <table:table-cell table:style-name="Default" office:value-type="string" calcext:value-type="string">
            <text:p>Mdef</text:p>
          </table:table-cell>
          <table:table-cell table:style-name="Default" office:value-type="string" calcext:value-type="string">
            <text:p>Speed</text:p>
          </table:table-cell>
        </table:table-row>
        <table:table-row table:style-name="ro1">
          <table:table-cell table:style-name="Default" office:value-type="string" calcext:value-type="string">
            <text:p>BaseStat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[.B5]+[.$B$2]*[.B$5]+RANDBETWEEN(1;[.B$3])*[.B$5]*[.$B$2]/4" office:value-type="float" office:value="311.25" calcext:value-type="float">
            <text:p>311</text:p>
          </table:table-cell>
          <table:table-cell table:formula="of:=[.C5]+[.$B$2]*[.C$5]+RANDBETWEEN(1;[.C$3])*[.C$5]*[.$B$2]/4" office:value-type="float" office:value="51.5625" calcext:value-type="float">
            <text:p>52</text:p>
          </table:table-cell>
          <table:table-cell table:formula="of:=[.D5]+[.$B$2]*[.D$5]+RANDBETWEEN(1;[.D$3])*[.D$5]*[.$B$2]/4" office:value-type="float" office:value="10.3125" calcext:value-type="float">
            <text:p>10</text:p>
          </table:table-cell>
          <table:table-cell table:formula="of:=[.E5]+[.$B$2]*[.E$5]+RANDBETWEEN(1;[.E$3])*[.E$5]*[.$B$2]/4" office:value-type="float" office:value="10.375" calcext:value-type="float">
            <text:p>10</text:p>
          </table:table-cell>
          <table:table-cell table:formula="of:=[.F5]+[.$B$2]*[.F$5]+RANDBETWEEN(1;[.F$3])*[.F$5]*[.$B$2]/4" office:value-type="float" office:value="10.4375" calcext:value-type="float">
            <text:p>10</text:p>
          </table:table-cell>
          <table:table-cell table:formula="of:=[.G5]+[.$B$2]*[.G$5]+RANDBETWEEN(1;[.G$3])*[.G$5]*[.$B$2]/4" office:value-type="float" office:value="10.3125" calcext:value-type="float">
            <text:p>10</text:p>
          </table:table-cell>
          <table:table-cell table:formula="of:=[.H5]+[.$B$2]*[.H$5]+RANDBETWEEN(1;[.H$3])*[.H$5]*[.$B$2]/4" office:value-type="float" office:value="10.3125" calcext:value-type="float">
            <text:p>10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formula="of:=[.B6]+[.$B$2]*[.B$5]+RANDBETWEEN(1;[.B$3])*[.B$5]*[.$B$2]/4" office:value-type="float" office:value="320.625" calcext:value-type="float">
            <text:p>321</text:p>
          </table:table-cell>
          <table:table-cell table:formula="of:=[.C6]+[.$B$2]*[.C$5]+RANDBETWEEN(1;[.C$3])*[.C$5]*[.$B$2]/4" office:value-type="float" office:value="54.375" calcext:value-type="float">
            <text:p>54</text:p>
          </table:table-cell>
          <table:table-cell table:formula="of:=[.D6]+[.$B$2]*[.D$5]+RANDBETWEEN(1;[.D$3])*[.D$5]*[.$B$2]/4" office:value-type="float" office:value="10.6875" calcext:value-type="float">
            <text:p>11</text:p>
          </table:table-cell>
          <table:table-cell table:formula="of:=[.E6]+[.$B$2]*[.E$5]+RANDBETWEEN(1;[.E$3])*[.E$5]*[.$B$2]/4" office:value-type="float" office:value="10.6875" calcext:value-type="float">
            <text:p>11</text:p>
          </table:table-cell>
          <table:table-cell table:formula="of:=[.F6]+[.$B$2]*[.F$5]+RANDBETWEEN(1;[.F$3])*[.F$5]*[.$B$2]/4" office:value-type="float" office:value="10.75" calcext:value-type="float">
            <text:p>11</text:p>
          </table:table-cell>
          <table:table-cell table:formula="of:=[.G6]+[.$B$2]*[.G$5]+RANDBETWEEN(1;[.G$3])*[.G$5]*[.$B$2]/4" office:value-type="float" office:value="10.625" calcext:value-type="float">
            <text:p>11</text:p>
          </table:table-cell>
          <table:table-cell table:formula="of:=[.H6]+[.$B$2]*[.H$5]+RANDBETWEEN(1;[.H$3])*[.H$5]*[.$B$2]/4" office:value-type="float" office:value="10.625" calcext:value-type="float">
            <text:p>11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formula="of:=[.B7]+[.$B$2]*[.B$5]+RANDBETWEEN(1;[.B$3])*[.B$5]*[.$B$2]/4" office:value-type="float" office:value="335.625" calcext:value-type="float">
            <text:p>336</text:p>
          </table:table-cell>
          <table:table-cell table:formula="of:=[.C7]+[.$B$2]*[.C$5]+RANDBETWEEN(1;[.C$3])*[.C$5]*[.$B$2]/4" office:value-type="float" office:value="56.875" calcext:value-type="float">
            <text:p>57</text:p>
          </table:table-cell>
          <table:table-cell table:formula="of:=[.D7]+[.$B$2]*[.D$5]+RANDBETWEEN(1;[.D$3])*[.D$5]*[.$B$2]/4" office:value-type="float" office:value="11.0625" calcext:value-type="float">
            <text:p>11</text:p>
          </table:table-cell>
          <table:table-cell table:formula="of:=[.E7]+[.$B$2]*[.E$5]+RANDBETWEEN(1;[.E$3])*[.E$5]*[.$B$2]/4" office:value-type="float" office:value="11.0625" calcext:value-type="float">
            <text:p>11</text:p>
          </table:table-cell>
          <table:table-cell table:formula="of:=[.F7]+[.$B$2]*[.F$5]+RANDBETWEEN(1;[.F$3])*[.F$5]*[.$B$2]/4" office:value-type="float" office:value="11.1875" calcext:value-type="float">
            <text:p>11</text:p>
          </table:table-cell>
          <table:table-cell table:formula="of:=[.G7]+[.$B$2]*[.G$5]+RANDBETWEEN(1;[.G$3])*[.G$5]*[.$B$2]/4" office:value-type="float" office:value="11" calcext:value-type="float">
            <text:p>11</text:p>
          </table:table-cell>
          <table:table-cell table:formula="of:=[.H7]+[.$B$2]*[.H$5]+RANDBETWEEN(1;[.H$3])*[.H$5]*[.$B$2]/4" office:value-type="float" office:value="10.9375" calcext:value-type="float">
            <text:p>11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formula="of:=[.B8]+[.$B$2]*[.B$5]+RANDBETWEEN(1;[.B$3])*[.B$5]*[.$B$2]/4" office:value-type="float" office:value="346.875" calcext:value-type="float">
            <text:p>347</text:p>
          </table:table-cell>
          <table:table-cell table:formula="of:=[.C8]+[.$B$2]*[.C$5]+RANDBETWEEN(1;[.C$3])*[.C$5]*[.$B$2]/4" office:value-type="float" office:value="58.4375" calcext:value-type="float">
            <text:p>58</text:p>
          </table:table-cell>
          <table:table-cell table:formula="of:=[.D8]+[.$B$2]*[.D$5]+RANDBETWEEN(1;[.D$3])*[.D$5]*[.$B$2]/4" office:value-type="float" office:value="11.5" calcext:value-type="float">
            <text:p>12</text:p>
          </table:table-cell>
          <table:table-cell table:formula="of:=[.E8]+[.$B$2]*[.E$5]+RANDBETWEEN(1;[.E$3])*[.E$5]*[.$B$2]/4" office:value-type="float" office:value="11.4375" calcext:value-type="float">
            <text:p>11</text:p>
          </table:table-cell>
          <table:table-cell table:formula="of:=[.F8]+[.$B$2]*[.F$5]+RANDBETWEEN(1;[.F$3])*[.F$5]*[.$B$2]/4" office:value-type="float" office:value="11.5" calcext:value-type="float">
            <text:p>12</text:p>
          </table:table-cell>
          <table:table-cell table:formula="of:=[.G8]+[.$B$2]*[.G$5]+RANDBETWEEN(1;[.G$3])*[.G$5]*[.$B$2]/4" office:value-type="float" office:value="11.375" calcext:value-type="float">
            <text:p>11</text:p>
          </table:table-cell>
          <table:table-cell table:formula="of:=[.H8]+[.$B$2]*[.H$5]+RANDBETWEEN(1;[.H$3])*[.H$5]*[.$B$2]/4" office:value-type="float" office:value="11.25" calcext:value-type="float">
            <text:p>11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formula="of:=[.B9]+[.$B$2]*[.B$5]+RANDBETWEEN(1;[.B$3])*[.B$5]*[.$B$2]/4" office:value-type="float" office:value="358.125" calcext:value-type="float">
            <text:p>358</text:p>
          </table:table-cell>
          <table:table-cell table:formula="of:=[.C9]+[.$B$2]*[.C$5]+RANDBETWEEN(1;[.C$3])*[.C$5]*[.$B$2]/4" office:value-type="float" office:value="60" calcext:value-type="float">
            <text:p>60</text:p>
          </table:table-cell>
          <table:table-cell table:formula="of:=[.D9]+[.$B$2]*[.D$5]+RANDBETWEEN(1;[.D$3])*[.D$5]*[.$B$2]/4" office:value-type="float" office:value="11.8125" calcext:value-type="float">
            <text:p>12</text:p>
          </table:table-cell>
          <table:table-cell table:formula="of:=[.E9]+[.$B$2]*[.E$5]+RANDBETWEEN(1;[.E$3])*[.E$5]*[.$B$2]/4" office:value-type="float" office:value="11.8125" calcext:value-type="float">
            <text:p>12</text:p>
          </table:table-cell>
          <table:table-cell table:formula="of:=[.F9]+[.$B$2]*[.F$5]+RANDBETWEEN(1;[.F$3])*[.F$5]*[.$B$2]/4" office:value-type="float" office:value="11.9375" calcext:value-type="float">
            <text:p>12</text:p>
          </table:table-cell>
          <table:table-cell table:formula="of:=[.G9]+[.$B$2]*[.G$5]+RANDBETWEEN(1;[.G$3])*[.G$5]*[.$B$2]/4" office:value-type="float" office:value="11.6875" calcext:value-type="float">
            <text:p>12</text:p>
          </table:table-cell>
          <table:table-cell table:formula="of:=[.H9]+[.$B$2]*[.H$5]+RANDBETWEEN(1;[.H$3])*[.H$5]*[.$B$2]/4" office:value-type="float" office:value="11.5625" calcext:value-type="float">
            <text:p>12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formula="of:=[.B10]+[.$B$2]*[.B$5]+RANDBETWEEN(1;[.B$3])*[.B$5]*[.$B$2]/4" office:value-type="float" office:value="382.5" calcext:value-type="float">
            <text:p>383</text:p>
          </table:table-cell>
          <table:table-cell table:formula="of:=[.C10]+[.$B$2]*[.C$5]+RANDBETWEEN(1;[.C$3])*[.C$5]*[.$B$2]/4" office:value-type="float" office:value="61.875" calcext:value-type="float">
            <text:p>62</text:p>
          </table:table-cell>
          <table:table-cell table:formula="of:=[.D10]+[.$B$2]*[.D$5]+RANDBETWEEN(1;[.D$3])*[.D$5]*[.$B$2]/4" office:value-type="float" office:value="12.25" calcext:value-type="float">
            <text:p>12</text:p>
          </table:table-cell>
          <table:table-cell table:formula="of:=[.E10]+[.$B$2]*[.E$5]+RANDBETWEEN(1;[.E$3])*[.E$5]*[.$B$2]/4" office:value-type="float" office:value="12.125" calcext:value-type="float">
            <text:p>12</text:p>
          </table:table-cell>
          <table:table-cell table:formula="of:=[.F10]+[.$B$2]*[.F$5]+RANDBETWEEN(1;[.F$3])*[.F$5]*[.$B$2]/4" office:value-type="float" office:value="12.25" calcext:value-type="float">
            <text:p>12</text:p>
          </table:table-cell>
          <table:table-cell table:formula="of:=[.G10]+[.$B$2]*[.G$5]+RANDBETWEEN(1;[.G$3])*[.G$5]*[.$B$2]/4" office:value-type="float" office:value="12.0625" calcext:value-type="float">
            <text:p>12</text:p>
          </table:table-cell>
          <table:table-cell table:formula="of:=[.H10]+[.$B$2]*[.H$5]+RANDBETWEEN(1;[.H$3])*[.H$5]*[.$B$2]/4" office:value-type="float" office:value="11.875" calcext:value-type="float">
            <text:p>12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formula="of:=[.B11]+[.$B$2]*[.B$5]+RANDBETWEEN(1;[.B$3])*[.B$5]*[.$B$2]/4" office:value-type="float" office:value="406.875" calcext:value-type="float">
            <text:p>407</text:p>
          </table:table-cell>
          <table:table-cell table:formula="of:=[.C11]+[.$B$2]*[.C$5]+RANDBETWEEN(1;[.C$3])*[.C$5]*[.$B$2]/4" office:value-type="float" office:value="64.375" calcext:value-type="float">
            <text:p>64</text:p>
          </table:table-cell>
          <table:table-cell table:formula="of:=[.D11]+[.$B$2]*[.D$5]+RANDBETWEEN(1;[.D$3])*[.D$5]*[.$B$2]/4" office:value-type="float" office:value="12.5625" calcext:value-type="float">
            <text:p>13</text:p>
          </table:table-cell>
          <table:table-cell table:formula="of:=[.E11]+[.$B$2]*[.E$5]+RANDBETWEEN(1;[.E$3])*[.E$5]*[.$B$2]/4" office:value-type="float" office:value="12.4375" calcext:value-type="float">
            <text:p>12</text:p>
          </table:table-cell>
          <table:table-cell table:formula="of:=[.F11]+[.$B$2]*[.F$5]+RANDBETWEEN(1;[.F$3])*[.F$5]*[.$B$2]/4" office:value-type="float" office:value="12.625" calcext:value-type="float">
            <text:p>13</text:p>
          </table:table-cell>
          <table:table-cell table:formula="of:=[.G11]+[.$B$2]*[.G$5]+RANDBETWEEN(1;[.G$3])*[.G$5]*[.$B$2]/4" office:value-type="float" office:value="12.375" calcext:value-type="float">
            <text:p>12</text:p>
          </table:table-cell>
          <table:table-cell table:formula="of:=[.H11]+[.$B$2]*[.H$5]+RANDBETWEEN(1;[.H$3])*[.H$5]*[.$B$2]/4" office:value-type="float" office:value="12.1875" calcext:value-type="float">
            <text:p>12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formula="of:=[.B12]+[.$B$2]*[.B$5]+RANDBETWEEN(1;[.B$3])*[.B$5]*[.$B$2]/4" office:value-type="float" office:value="433.125" calcext:value-type="float">
            <text:p>433</text:p>
          </table:table-cell>
          <table:table-cell table:formula="of:=[.C12]+[.$B$2]*[.C$5]+RANDBETWEEN(1;[.C$3])*[.C$5]*[.$B$2]/4" office:value-type="float" office:value="66.5625" calcext:value-type="float">
            <text:p>67</text:p>
          </table:table-cell>
          <table:table-cell table:formula="of:=[.D12]+[.$B$2]*[.D$5]+RANDBETWEEN(1;[.D$3])*[.D$5]*[.$B$2]/4" office:value-type="float" office:value="12.9375" calcext:value-type="float">
            <text:p>13</text:p>
          </table:table-cell>
          <table:table-cell table:formula="of:=[.E12]+[.$B$2]*[.E$5]+RANDBETWEEN(1;[.E$3])*[.E$5]*[.$B$2]/4" office:value-type="float" office:value="12.75" calcext:value-type="float">
            <text:p>13</text:p>
          </table:table-cell>
          <table:table-cell table:formula="of:=[.F12]+[.$B$2]*[.F$5]+RANDBETWEEN(1;[.F$3])*[.F$5]*[.$B$2]/4" office:value-type="float" office:value="12.9375" calcext:value-type="float">
            <text:p>13</text:p>
          </table:table-cell>
          <table:table-cell table:formula="of:=[.G12]+[.$B$2]*[.G$5]+RANDBETWEEN(1;[.G$3])*[.G$5]*[.$B$2]/4" office:value-type="float" office:value="12.75" calcext:value-type="float">
            <text:p>13</text:p>
          </table:table-cell>
          <table:table-cell table:formula="of:=[.H12]+[.$B$2]*[.H$5]+RANDBETWEEN(1;[.H$3])*[.H$5]*[.$B$2]/4" office:value-type="float" office:value="12.5" calcext:value-type="float">
            <text:p>13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formula="of:=[.B13]+[.$B$2]*[.B$5]+RANDBETWEEN(1;[.B$3])*[.B$5]*[.$B$2]/4" office:value-type="float" office:value="446.25" calcext:value-type="float">
            <text:p>446</text:p>
          </table:table-cell>
          <table:table-cell table:formula="of:=[.C13]+[.$B$2]*[.C$5]+RANDBETWEEN(1;[.C$3])*[.C$5]*[.$B$2]/4" office:value-type="float" office:value="68.4375" calcext:value-type="float">
            <text:p>68</text:p>
          </table:table-cell>
          <table:table-cell table:formula="of:=[.D13]+[.$B$2]*[.D$5]+RANDBETWEEN(1;[.D$3])*[.D$5]*[.$B$2]/4" office:value-type="float" office:value="13.3125" calcext:value-type="float">
            <text:p>13</text:p>
          </table:table-cell>
          <table:table-cell table:formula="of:=[.E13]+[.$B$2]*[.E$5]+RANDBETWEEN(1;[.E$3])*[.E$5]*[.$B$2]/4" office:value-type="float" office:value="13.0625" calcext:value-type="float">
            <text:p>13</text:p>
          </table:table-cell>
          <table:table-cell table:formula="of:=[.F13]+[.$B$2]*[.F$5]+RANDBETWEEN(1;[.F$3])*[.F$5]*[.$B$2]/4" office:value-type="float" office:value="13.25" calcext:value-type="float">
            <text:p>13</text:p>
          </table:table-cell>
          <table:table-cell table:formula="of:=[.G13]+[.$B$2]*[.G$5]+RANDBETWEEN(1;[.G$3])*[.G$5]*[.$B$2]/4" office:value-type="float" office:value="13.125" calcext:value-type="float">
            <text:p>13</text:p>
          </table:table-cell>
          <table:table-cell table:formula="of:=[.H13]+[.$B$2]*[.H$5]+RANDBETWEEN(1;[.H$3])*[.H$5]*[.$B$2]/4" office:value-type="float" office:value="12.8125" calcext:value-type="float">
            <text:p>13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formula="of:=[.B14]+[.$B$2]*[.B$5]+RANDBETWEEN(1;[.B$3])*[.B$5]*[.$B$2]/4" office:value-type="float" office:value="472.5" calcext:value-type="float">
            <text:p>473</text:p>
          </table:table-cell>
          <table:table-cell table:formula="of:=[.C14]+[.$B$2]*[.C$5]+RANDBETWEEN(1;[.C$3])*[.C$5]*[.$B$2]/4" office:value-type="float" office:value="71.25" calcext:value-type="float">
            <text:p>71</text:p>
          </table:table-cell>
          <table:table-cell table:formula="of:=[.D14]+[.$B$2]*[.D$5]+RANDBETWEEN(1;[.D$3])*[.D$5]*[.$B$2]/4" office:value-type="float" office:value="13.75" calcext:value-type="float">
            <text:p>14</text:p>
          </table:table-cell>
          <table:table-cell table:formula="of:=[.E14]+[.$B$2]*[.E$5]+RANDBETWEEN(1;[.E$3])*[.E$5]*[.$B$2]/4" office:value-type="float" office:value="13.4375" calcext:value-type="float">
            <text:p>13</text:p>
          </table:table-cell>
          <table:table-cell table:formula="of:=[.F14]+[.$B$2]*[.F$5]+RANDBETWEEN(1;[.F$3])*[.F$5]*[.$B$2]/4" office:value-type="float" office:value="13.5625" calcext:value-type="float">
            <text:p>14</text:p>
          </table:table-cell>
          <table:table-cell table:formula="of:=[.G14]+[.$B$2]*[.G$5]+RANDBETWEEN(1;[.G$3])*[.G$5]*[.$B$2]/4" office:value-type="float" office:value="13.5" calcext:value-type="float">
            <text:p>14</text:p>
          </table:table-cell>
          <table:table-cell table:formula="of:=[.H14]+[.$B$2]*[.H$5]+RANDBETWEEN(1;[.H$3])*[.H$5]*[.$B$2]/4" office:value-type="float" office:value="13.125" calcext:value-type="float">
            <text:p>13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formula="of:=[.B15]+[.$B$2]*[.B$5]+RANDBETWEEN(1;[.B$3])*[.B$5]*[.$B$2]/4" office:value-type="float" office:value="483.75" calcext:value-type="float">
            <text:p>484</text:p>
          </table:table-cell>
          <table:table-cell table:formula="of:=[.C15]+[.$B$2]*[.C$5]+RANDBETWEEN(1;[.C$3])*[.C$5]*[.$B$2]/4" office:value-type="float" office:value="74.0625" calcext:value-type="float">
            <text:p>74</text:p>
          </table:table-cell>
          <table:table-cell table:formula="of:=[.D15]+[.$B$2]*[.D$5]+RANDBETWEEN(1;[.D$3])*[.D$5]*[.$B$2]/4" office:value-type="float" office:value="14.125" calcext:value-type="float">
            <text:p>14</text:p>
          </table:table-cell>
          <table:table-cell table:formula="of:=[.E15]+[.$B$2]*[.E$5]+RANDBETWEEN(1;[.E$3])*[.E$5]*[.$B$2]/4" office:value-type="float" office:value="13.8125" calcext:value-type="float">
            <text:p>14</text:p>
          </table:table-cell>
          <table:table-cell table:formula="of:=[.F15]+[.$B$2]*[.F$5]+RANDBETWEEN(1;[.F$3])*[.F$5]*[.$B$2]/4" office:value-type="float" office:value="13.9375" calcext:value-type="float">
            <text:p>14</text:p>
          </table:table-cell>
          <table:table-cell table:formula="of:=[.G15]+[.$B$2]*[.G$5]+RANDBETWEEN(1;[.G$3])*[.G$5]*[.$B$2]/4" office:value-type="float" office:value="13.875" calcext:value-type="float">
            <text:p>14</text:p>
          </table:table-cell>
          <table:table-cell table:formula="of:=[.H15]+[.$B$2]*[.H$5]+RANDBETWEEN(1;[.H$3])*[.H$5]*[.$B$2]/4" office:value-type="float" office:value="13.4375" calcext:value-type="float">
            <text:p>13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formula="of:=[.B16]+[.$B$2]*[.B$5]+RANDBETWEEN(1;[.B$3])*[.B$5]*[.$B$2]/4" office:value-type="float" office:value="498.75" calcext:value-type="float">
            <text:p>499</text:p>
          </table:table-cell>
          <table:table-cell table:formula="of:=[.C16]+[.$B$2]*[.C$5]+RANDBETWEEN(1;[.C$3])*[.C$5]*[.$B$2]/4" office:value-type="float" office:value="75.9375" calcext:value-type="float">
            <text:p>76</text:p>
          </table:table-cell>
          <table:table-cell table:formula="of:=[.D16]+[.$B$2]*[.D$5]+RANDBETWEEN(1;[.D$3])*[.D$5]*[.$B$2]/4" office:value-type="float" office:value="14.5" calcext:value-type="float">
            <text:p>15</text:p>
          </table:table-cell>
          <table:table-cell table:formula="of:=[.E16]+[.$B$2]*[.E$5]+RANDBETWEEN(1;[.E$3])*[.E$5]*[.$B$2]/4" office:value-type="float" office:value="14.125" calcext:value-type="float">
            <text:p>14</text:p>
          </table:table-cell>
          <table:table-cell table:formula="of:=[.F16]+[.$B$2]*[.F$5]+RANDBETWEEN(1;[.F$3])*[.F$5]*[.$B$2]/4" office:value-type="float" office:value="14.25" calcext:value-type="float">
            <text:p>14</text:p>
          </table:table-cell>
          <table:table-cell table:formula="of:=[.G16]+[.$B$2]*[.G$5]+RANDBETWEEN(1;[.G$3])*[.G$5]*[.$B$2]/4" office:value-type="float" office:value="14.1875" calcext:value-type="float">
            <text:p>14</text:p>
          </table:table-cell>
          <table:table-cell table:formula="of:=[.H16]+[.$B$2]*[.H$5]+RANDBETWEEN(1;[.H$3])*[.H$5]*[.$B$2]/4" office:value-type="float" office:value="13.75" calcext:value-type="float">
            <text:p>14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formula="of:=[.B17]+[.$B$2]*[.B$5]+RANDBETWEEN(1;[.B$3])*[.B$5]*[.$B$2]/4" office:value-type="float" office:value="523.125" calcext:value-type="float">
            <text:p>523</text:p>
          </table:table-cell>
          <table:table-cell table:formula="of:=[.C17]+[.$B$2]*[.C$5]+RANDBETWEEN(1;[.C$3])*[.C$5]*[.$B$2]/4" office:value-type="float" office:value="78.125" calcext:value-type="float">
            <text:p>78</text:p>
          </table:table-cell>
          <table:table-cell table:formula="of:=[.D17]+[.$B$2]*[.D$5]+RANDBETWEEN(1;[.D$3])*[.D$5]*[.$B$2]/4" office:value-type="float" office:value="14.875" calcext:value-type="float">
            <text:p>15</text:p>
          </table:table-cell>
          <table:table-cell table:formula="of:=[.E17]+[.$B$2]*[.E$5]+RANDBETWEEN(1;[.E$3])*[.E$5]*[.$B$2]/4" office:value-type="float" office:value="14.4375" calcext:value-type="float">
            <text:p>14</text:p>
          </table:table-cell>
          <table:table-cell table:formula="of:=[.F17]+[.$B$2]*[.F$5]+RANDBETWEEN(1;[.F$3])*[.F$5]*[.$B$2]/4" office:value-type="float" office:value="14.5625" calcext:value-type="float">
            <text:p>15</text:p>
          </table:table-cell>
          <table:table-cell table:formula="of:=[.G17]+[.$B$2]*[.G$5]+RANDBETWEEN(1;[.G$3])*[.G$5]*[.$B$2]/4" office:value-type="float" office:value="14.5625" calcext:value-type="float">
            <text:p>15</text:p>
          </table:table-cell>
          <table:table-cell table:formula="of:=[.H17]+[.$B$2]*[.H$5]+RANDBETWEEN(1;[.H$3])*[.H$5]*[.$B$2]/4" office:value-type="float" office:value="14.0625" calcext:value-type="float">
            <text:p>14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formula="of:=[.B18]+[.$B$2]*[.B$5]+RANDBETWEEN(1;[.B$3])*[.B$5]*[.$B$2]/4" office:value-type="float" office:value="543.75" calcext:value-type="float">
            <text:p>544</text:p>
          </table:table-cell>
          <table:table-cell table:formula="of:=[.C18]+[.$B$2]*[.C$5]+RANDBETWEEN(1;[.C$3])*[.C$5]*[.$B$2]/4" office:value-type="float" office:value="80.9375" calcext:value-type="float">
            <text:p>81</text:p>
          </table:table-cell>
          <table:table-cell table:formula="of:=[.D18]+[.$B$2]*[.D$5]+RANDBETWEEN(1;[.D$3])*[.D$5]*[.$B$2]/4" office:value-type="float" office:value="15.1875" calcext:value-type="float">
            <text:p>15</text:p>
          </table:table-cell>
          <table:table-cell table:formula="of:=[.E18]+[.$B$2]*[.E$5]+RANDBETWEEN(1;[.E$3])*[.E$5]*[.$B$2]/4" office:value-type="float" office:value="14.75" calcext:value-type="float">
            <text:p>15</text:p>
          </table:table-cell>
          <table:table-cell table:formula="of:=[.F18]+[.$B$2]*[.F$5]+RANDBETWEEN(1;[.F$3])*[.F$5]*[.$B$2]/4" office:value-type="float" office:value="15" calcext:value-type="float">
            <text:p>15</text:p>
          </table:table-cell>
          <table:table-cell table:formula="of:=[.G18]+[.$B$2]*[.G$5]+RANDBETWEEN(1;[.G$3])*[.G$5]*[.$B$2]/4" office:value-type="float" office:value="14.9375" calcext:value-type="float">
            <text:p>15</text:p>
          </table:table-cell>
          <table:table-cell table:formula="of:=[.H18]+[.$B$2]*[.H$5]+RANDBETWEEN(1;[.H$3])*[.H$5]*[.$B$2]/4" office:value-type="float" office:value="14.375" calcext:value-type="float">
            <text:p>14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formula="of:=[.B19]+[.$B$2]*[.B$5]+RANDBETWEEN(1;[.B$3])*[.B$5]*[.$B$2]/4" office:value-type="float" office:value="564.375" calcext:value-type="float">
            <text:p>564</text:p>
          </table:table-cell>
          <table:table-cell table:formula="of:=[.C19]+[.$B$2]*[.C$5]+RANDBETWEEN(1;[.C$3])*[.C$5]*[.$B$2]/4" office:value-type="float" office:value="83.4375" calcext:value-type="float">
            <text:p>83</text:p>
          </table:table-cell>
          <table:table-cell table:formula="of:=[.D19]+[.$B$2]*[.D$5]+RANDBETWEEN(1;[.D$3])*[.D$5]*[.$B$2]/4" office:value-type="float" office:value="15.5" calcext:value-type="float">
            <text:p>16</text:p>
          </table:table-cell>
          <table:table-cell table:formula="of:=[.E19]+[.$B$2]*[.E$5]+RANDBETWEEN(1;[.E$3])*[.E$5]*[.$B$2]/4" office:value-type="float" office:value="15.125" calcext:value-type="float">
            <text:p>15</text:p>
          </table:table-cell>
          <table:table-cell table:formula="of:=[.F19]+[.$B$2]*[.F$5]+RANDBETWEEN(1;[.F$3])*[.F$5]*[.$B$2]/4" office:value-type="float" office:value="15.375" calcext:value-type="float">
            <text:p>15</text:p>
          </table:table-cell>
          <table:table-cell table:formula="of:=[.G19]+[.$B$2]*[.G$5]+RANDBETWEEN(1;[.G$3])*[.G$5]*[.$B$2]/4" office:value-type="float" office:value="15.25" calcext:value-type="float">
            <text:p>15</text:p>
          </table:table-cell>
          <table:table-cell table:formula="of:=[.H19]+[.$B$2]*[.H$5]+RANDBETWEEN(1;[.H$3])*[.H$5]*[.$B$2]/4" office:value-type="float" office:value="14.6875" calcext:value-type="float">
            <text:p>15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formula="of:=[.B20]+[.$B$2]*[.B$5]+RANDBETWEEN(1;[.B$3])*[.B$5]*[.$B$2]/4" office:value-type="float" office:value="575.625" calcext:value-type="float">
            <text:p>576</text:p>
          </table:table-cell>
          <table:table-cell table:formula="of:=[.C20]+[.$B$2]*[.C$5]+RANDBETWEEN(1;[.C$3])*[.C$5]*[.$B$2]/4" office:value-type="float" office:value="85.625" calcext:value-type="float">
            <text:p>86</text:p>
          </table:table-cell>
          <table:table-cell table:formula="of:=[.D20]+[.$B$2]*[.D$5]+RANDBETWEEN(1;[.D$3])*[.D$5]*[.$B$2]/4" office:value-type="float" office:value="15.8125" calcext:value-type="float">
            <text:p>16</text:p>
          </table:table-cell>
          <table:table-cell table:formula="of:=[.E20]+[.$B$2]*[.E$5]+RANDBETWEEN(1;[.E$3])*[.E$5]*[.$B$2]/4" office:value-type="float" office:value="15.4375" calcext:value-type="float">
            <text:p>15</text:p>
          </table:table-cell>
          <table:table-cell table:formula="of:=[.F20]+[.$B$2]*[.F$5]+RANDBETWEEN(1;[.F$3])*[.F$5]*[.$B$2]/4" office:value-type="float" office:value="15.8125" calcext:value-type="float">
            <text:p>16</text:p>
          </table:table-cell>
          <table:table-cell table:formula="of:=[.G20]+[.$B$2]*[.G$5]+RANDBETWEEN(1;[.G$3])*[.G$5]*[.$B$2]/4" office:value-type="float" office:value="15.5625" calcext:value-type="float">
            <text:p>16</text:p>
          </table:table-cell>
          <table:table-cell table:formula="of:=[.H20]+[.$B$2]*[.H$5]+RANDBETWEEN(1;[.H$3])*[.H$5]*[.$B$2]/4" office:value-type="float" office:value="15" calcext:value-type="float">
            <text:p>15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formula="of:=[.B21]+[.$B$2]*[.B$5]+RANDBETWEEN(1;[.B$3])*[.B$5]*[.$B$2]/4" office:value-type="float" office:value="594.375" calcext:value-type="float">
            <text:p>594</text:p>
          </table:table-cell>
          <table:table-cell table:formula="of:=[.C21]+[.$B$2]*[.C$5]+RANDBETWEEN(1;[.C$3])*[.C$5]*[.$B$2]/4" office:value-type="float" office:value="87.1875" calcext:value-type="float">
            <text:p>87</text:p>
          </table:table-cell>
          <table:table-cell table:formula="of:=[.D21]+[.$B$2]*[.D$5]+RANDBETWEEN(1;[.D$3])*[.D$5]*[.$B$2]/4" office:value-type="float" office:value="16.125" calcext:value-type="float">
            <text:p>16</text:p>
          </table:table-cell>
          <table:table-cell table:formula="of:=[.E21]+[.$B$2]*[.E$5]+RANDBETWEEN(1;[.E$3])*[.E$5]*[.$B$2]/4" office:value-type="float" office:value="15.8125" calcext:value-type="float">
            <text:p>16</text:p>
          </table:table-cell>
          <table:table-cell table:formula="of:=[.F21]+[.$B$2]*[.F$5]+RANDBETWEEN(1;[.F$3])*[.F$5]*[.$B$2]/4" office:value-type="float" office:value="16.25" calcext:value-type="float">
            <text:p>16</text:p>
          </table:table-cell>
          <table:table-cell table:formula="of:=[.G21]+[.$B$2]*[.G$5]+RANDBETWEEN(1;[.G$3])*[.G$5]*[.$B$2]/4" office:value-type="float" office:value="15.875" calcext:value-type="float">
            <text:p>16</text:p>
          </table:table-cell>
          <table:table-cell table:formula="of:=[.H21]+[.$B$2]*[.H$5]+RANDBETWEEN(1;[.H$3])*[.H$5]*[.$B$2]/4" office:value-type="float" office:value="15.3125" calcext:value-type="float">
            <text:p>15</text:p>
          </table:table-cell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formula="of:=[.B22]+[.$B$2]*[.B$5]+RANDBETWEEN(1;[.B$3])*[.B$5]*[.$B$2]/4" office:value-type="float" office:value="620.625" calcext:value-type="float">
            <text:p>621</text:p>
          </table:table-cell>
          <table:table-cell table:formula="of:=[.C22]+[.$B$2]*[.C$5]+RANDBETWEEN(1;[.C$3])*[.C$5]*[.$B$2]/4" office:value-type="float" office:value="88.75" calcext:value-type="float">
            <text:p>89</text:p>
          </table:table-cell>
          <table:table-cell table:formula="of:=[.D22]+[.$B$2]*[.D$5]+RANDBETWEEN(1;[.D$3])*[.D$5]*[.$B$2]/4" office:value-type="float" office:value="16.4375" calcext:value-type="float">
            <text:p>16</text:p>
          </table:table-cell>
          <table:table-cell table:formula="of:=[.E22]+[.$B$2]*[.E$5]+RANDBETWEEN(1;[.E$3])*[.E$5]*[.$B$2]/4" office:value-type="float" office:value="16.125" calcext:value-type="float">
            <text:p>16</text:p>
          </table:table-cell>
          <table:table-cell table:formula="of:=[.F22]+[.$B$2]*[.F$5]+RANDBETWEEN(1;[.F$3])*[.F$5]*[.$B$2]/4" office:value-type="float" office:value="16.625" calcext:value-type="float">
            <text:p>17</text:p>
          </table:table-cell>
          <table:table-cell table:formula="of:=[.G22]+[.$B$2]*[.G$5]+RANDBETWEEN(1;[.G$3])*[.G$5]*[.$B$2]/4" office:value-type="float" office:value="16.25" calcext:value-type="float">
            <text:p>16</text:p>
          </table:table-cell>
          <table:table-cell table:formula="of:=[.H22]+[.$B$2]*[.H$5]+RANDBETWEEN(1;[.H$3])*[.H$5]*[.$B$2]/4" office:value-type="float" office:value="15.625" calcext:value-type="float">
            <text:p>16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formula="of:=[.B23]+[.$B$2]*[.B$5]+RANDBETWEEN(1;[.B$3])*[.B$5]*[.$B$2]/4" office:value-type="float" office:value="637.5" calcext:value-type="float">
            <text:p>638</text:p>
          </table:table-cell>
          <table:table-cell table:formula="of:=[.C23]+[.$B$2]*[.C$5]+RANDBETWEEN(1;[.C$3])*[.C$5]*[.$B$2]/4" office:value-type="float" office:value="90.3125" calcext:value-type="float">
            <text:p>90</text:p>
          </table:table-cell>
          <table:table-cell table:formula="of:=[.D23]+[.$B$2]*[.D$5]+RANDBETWEEN(1;[.D$3])*[.D$5]*[.$B$2]/4" office:value-type="float" office:value="16.875" calcext:value-type="float">
            <text:p>17</text:p>
          </table:table-cell>
          <table:table-cell table:formula="of:=[.E23]+[.$B$2]*[.E$5]+RANDBETWEEN(1;[.E$3])*[.E$5]*[.$B$2]/4" office:value-type="float" office:value="16.5" calcext:value-type="float">
            <text:p>17</text:p>
          </table:table-cell>
          <table:table-cell table:formula="of:=[.F23]+[.$B$2]*[.F$5]+RANDBETWEEN(1;[.F$3])*[.F$5]*[.$B$2]/4" office:value-type="float" office:value="16.9375" calcext:value-type="float">
            <text:p>17</text:p>
          </table:table-cell>
          <table:table-cell table:formula="of:=[.G23]+[.$B$2]*[.G$5]+RANDBETWEEN(1;[.G$3])*[.G$5]*[.$B$2]/4" office:value-type="float" office:value="16.5625" calcext:value-type="float">
            <text:p>17</text:p>
          </table:table-cell>
          <table:table-cell table:formula="of:=[.H23]+[.$B$2]*[.H$5]+RANDBETWEEN(1;[.H$3])*[.H$5]*[.$B$2]/4" office:value-type="float" office:value="15.9375" calcext:value-type="float">
            <text:p>16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formula="of:=[.B24]+[.$B$2]*[.B$5]+RANDBETWEEN(1;[.B$3])*[.B$5]*[.$B$2]/4" office:value-type="float" office:value="661.875" calcext:value-type="float">
            <text:p>662</text:p>
          </table:table-cell>
          <table:table-cell table:formula="of:=[.C24]+[.$B$2]*[.C$5]+RANDBETWEEN(1;[.C$3])*[.C$5]*[.$B$2]/4" office:value-type="float" office:value="91.875" calcext:value-type="float">
            <text:p>92</text:p>
          </table:table-cell>
          <table:table-cell table:formula="of:=[.D24]+[.$B$2]*[.D$5]+RANDBETWEEN(1;[.D$3])*[.D$5]*[.$B$2]/4" office:value-type="float" office:value="17.1875" calcext:value-type="float">
            <text:p>17</text:p>
          </table:table-cell>
          <table:table-cell table:formula="of:=[.E24]+[.$B$2]*[.E$5]+RANDBETWEEN(1;[.E$3])*[.E$5]*[.$B$2]/4" office:value-type="float" office:value="16.875" calcext:value-type="float">
            <text:p>17</text:p>
          </table:table-cell>
          <table:table-cell table:formula="of:=[.F24]+[.$B$2]*[.F$5]+RANDBETWEEN(1;[.F$3])*[.F$5]*[.$B$2]/4" office:value-type="float" office:value="17.3125" calcext:value-type="float">
            <text:p>17</text:p>
          </table:table-cell>
          <table:table-cell table:formula="of:=[.G24]+[.$B$2]*[.G$5]+RANDBETWEEN(1;[.G$3])*[.G$5]*[.$B$2]/4" office:value-type="float" office:value="16.9375" calcext:value-type="float">
            <text:p>17</text:p>
          </table:table-cell>
          <table:table-cell table:formula="of:=[.H24]+[.$B$2]*[.H$5]+RANDBETWEEN(1;[.H$3])*[.H$5]*[.$B$2]/4" office:value-type="float" office:value="16.25" calcext:value-type="float">
            <text:p>16</text:p>
          </table:table-cell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formula="of:=[.B25]+[.$B$2]*[.B$5]+RANDBETWEEN(1;[.B$3])*[.B$5]*[.$B$2]/4" office:value-type="float" office:value="688.125" calcext:value-type="float">
            <text:p>688</text:p>
          </table:table-cell>
          <table:table-cell table:formula="of:=[.C25]+[.$B$2]*[.C$5]+RANDBETWEEN(1;[.C$3])*[.C$5]*[.$B$2]/4" office:value-type="float" office:value="94.6875" calcext:value-type="float">
            <text:p>95</text:p>
          </table:table-cell>
          <table:table-cell table:formula="of:=[.D25]+[.$B$2]*[.D$5]+RANDBETWEEN(1;[.D$3])*[.D$5]*[.$B$2]/4" office:value-type="float" office:value="17.5625" calcext:value-type="float">
            <text:p>18</text:p>
          </table:table-cell>
          <table:table-cell table:formula="of:=[.E25]+[.$B$2]*[.E$5]+RANDBETWEEN(1;[.E$3])*[.E$5]*[.$B$2]/4" office:value-type="float" office:value="17.25" calcext:value-type="float">
            <text:p>17</text:p>
          </table:table-cell>
          <table:table-cell table:formula="of:=[.F25]+[.$B$2]*[.F$5]+RANDBETWEEN(1;[.F$3])*[.F$5]*[.$B$2]/4" office:value-type="float" office:value="17.75" calcext:value-type="float">
            <text:p>18</text:p>
          </table:table-cell>
          <table:table-cell table:formula="of:=[.G25]+[.$B$2]*[.G$5]+RANDBETWEEN(1;[.G$3])*[.G$5]*[.$B$2]/4" office:value-type="float" office:value="17.3125" calcext:value-type="float">
            <text:p>17</text:p>
          </table:table-cell>
          <table:table-cell table:formula="of:=[.H25]+[.$B$2]*[.H$5]+RANDBETWEEN(1;[.H$3])*[.H$5]*[.$B$2]/4" office:value-type="float" office:value="16.5625" calcext:value-type="float">
            <text:p>17</text:p>
          </table:table-cell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formula="of:=[.B26]+[.$B$2]*[.B$5]+RANDBETWEEN(1;[.B$3])*[.B$5]*[.$B$2]/4" office:value-type="float" office:value="703.125" calcext:value-type="float">
            <text:p>703</text:p>
          </table:table-cell>
          <table:table-cell table:formula="of:=[.C26]+[.$B$2]*[.C$5]+RANDBETWEEN(1;[.C$3])*[.C$5]*[.$B$2]/4" office:value-type="float" office:value="96.875" calcext:value-type="float">
            <text:p>97</text:p>
          </table:table-cell>
          <table:table-cell table:formula="of:=[.D26]+[.$B$2]*[.D$5]+RANDBETWEEN(1;[.D$3])*[.D$5]*[.$B$2]/4" office:value-type="float" office:value="17.9375" calcext:value-type="float">
            <text:p>18</text:p>
          </table:table-cell>
          <table:table-cell table:formula="of:=[.E26]+[.$B$2]*[.E$5]+RANDBETWEEN(1;[.E$3])*[.E$5]*[.$B$2]/4" office:value-type="float" office:value="17.625" calcext:value-type="float">
            <text:p>18</text:p>
          </table:table-cell>
          <table:table-cell table:formula="of:=[.F26]+[.$B$2]*[.F$5]+RANDBETWEEN(1;[.F$3])*[.F$5]*[.$B$2]/4" office:value-type="float" office:value="18.1875" calcext:value-type="float">
            <text:p>18</text:p>
          </table:table-cell>
          <table:table-cell table:formula="of:=[.G26]+[.$B$2]*[.G$5]+RANDBETWEEN(1;[.G$3])*[.G$5]*[.$B$2]/4" office:value-type="float" office:value="17.6875" calcext:value-type="float">
            <text:p>18</text:p>
          </table:table-cell>
          <table:table-cell table:formula="of:=[.H26]+[.$B$2]*[.H$5]+RANDBETWEEN(1;[.H$3])*[.H$5]*[.$B$2]/4" office:value-type="float" office:value="16.875" calcext:value-type="float">
            <text:p>17</text:p>
          </table:table-cell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formula="of:=[.B27]+[.$B$2]*[.B$5]+RANDBETWEEN(1;[.B$3])*[.B$5]*[.$B$2]/4" office:value-type="float" office:value="720" calcext:value-type="float">
            <text:p>720</text:p>
          </table:table-cell>
          <table:table-cell table:formula="of:=[.C27]+[.$B$2]*[.C$5]+RANDBETWEEN(1;[.C$3])*[.C$5]*[.$B$2]/4" office:value-type="float" office:value="99.375" calcext:value-type="float">
            <text:p>99</text:p>
          </table:table-cell>
          <table:table-cell table:formula="of:=[.D27]+[.$B$2]*[.D$5]+RANDBETWEEN(1;[.D$3])*[.D$5]*[.$B$2]/4" office:value-type="float" office:value="18.3125" calcext:value-type="float">
            <text:p>18</text:p>
          </table:table-cell>
          <table:table-cell table:formula="of:=[.E27]+[.$B$2]*[.E$5]+RANDBETWEEN(1;[.E$3])*[.E$5]*[.$B$2]/4" office:value-type="float" office:value="17.9375" calcext:value-type="float">
            <text:p>18</text:p>
          </table:table-cell>
          <table:table-cell table:formula="of:=[.F27]+[.$B$2]*[.F$5]+RANDBETWEEN(1;[.F$3])*[.F$5]*[.$B$2]/4" office:value-type="float" office:value="18.625" calcext:value-type="float">
            <text:p>19</text:p>
          </table:table-cell>
          <table:table-cell table:formula="of:=[.G27]+[.$B$2]*[.G$5]+RANDBETWEEN(1;[.G$3])*[.G$5]*[.$B$2]/4" office:value-type="float" office:value="18.0625" calcext:value-type="float">
            <text:p>18</text:p>
          </table:table-cell>
          <table:table-cell table:formula="of:=[.H27]+[.$B$2]*[.H$5]+RANDBETWEEN(1;[.H$3])*[.H$5]*[.$B$2]/4" office:value-type="float" office:value="17.1875" calcext:value-type="float">
            <text:p>17</text:p>
          </table:table-cell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formula="of:=[.B28]+[.$B$2]*[.B$5]+RANDBETWEEN(1;[.B$3])*[.B$5]*[.$B$2]/4" office:value-type="float" office:value="746.25" calcext:value-type="float">
            <text:p>746</text:p>
          </table:table-cell>
          <table:table-cell table:formula="of:=[.C28]+[.$B$2]*[.C$5]+RANDBETWEEN(1;[.C$3])*[.C$5]*[.$B$2]/4" office:value-type="float" office:value="100.9375" calcext:value-type="float">
            <text:p>101</text:p>
          </table:table-cell>
          <table:table-cell table:formula="of:=[.D28]+[.$B$2]*[.D$5]+RANDBETWEEN(1;[.D$3])*[.D$5]*[.$B$2]/4" office:value-type="float" office:value="18.625" calcext:value-type="float">
            <text:p>19</text:p>
          </table:table-cell>
          <table:table-cell table:formula="of:=[.E28]+[.$B$2]*[.E$5]+RANDBETWEEN(1;[.E$3])*[.E$5]*[.$B$2]/4" office:value-type="float" office:value="18.3125" calcext:value-type="float">
            <text:p>18</text:p>
          </table:table-cell>
          <table:table-cell table:formula="of:=[.F28]+[.$B$2]*[.F$5]+RANDBETWEEN(1;[.F$3])*[.F$5]*[.$B$2]/4" office:value-type="float" office:value="19.0625" calcext:value-type="float">
            <text:p>19</text:p>
          </table:table-cell>
          <table:table-cell table:formula="of:=[.G28]+[.$B$2]*[.G$5]+RANDBETWEEN(1;[.G$3])*[.G$5]*[.$B$2]/4" office:value-type="float" office:value="18.4375" calcext:value-type="float">
            <text:p>18</text:p>
          </table:table-cell>
          <table:table-cell table:formula="of:=[.H28]+[.$B$2]*[.H$5]+RANDBETWEEN(1;[.H$3])*[.H$5]*[.$B$2]/4" office:value-type="float" office:value="17.5" calcext:value-type="float">
            <text:p>18</text:p>
          </table:table-cell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formula="of:=[.B29]+[.$B$2]*[.B$5]+RANDBETWEEN(1;[.B$3])*[.B$5]*[.$B$2]/4" office:value-type="float" office:value="761.25" calcext:value-type="float">
            <text:p>761</text:p>
          </table:table-cell>
          <table:table-cell table:formula="of:=[.C29]+[.$B$2]*[.C$5]+RANDBETWEEN(1;[.C$3])*[.C$5]*[.$B$2]/4" office:value-type="float" office:value="102.5" calcext:value-type="float">
            <text:p>103</text:p>
          </table:table-cell>
          <table:table-cell table:formula="of:=[.D29]+[.$B$2]*[.D$5]+RANDBETWEEN(1;[.D$3])*[.D$5]*[.$B$2]/4" office:value-type="float" office:value="18.9375" calcext:value-type="float">
            <text:p>19</text:p>
          </table:table-cell>
          <table:table-cell table:formula="of:=[.E29]+[.$B$2]*[.E$5]+RANDBETWEEN(1;[.E$3])*[.E$5]*[.$B$2]/4" office:value-type="float" office:value="18.625" calcext:value-type="float">
            <text:p>19</text:p>
          </table:table-cell>
          <table:table-cell table:formula="of:=[.F29]+[.$B$2]*[.F$5]+RANDBETWEEN(1;[.F$3])*[.F$5]*[.$B$2]/4" office:value-type="float" office:value="19.375" calcext:value-type="float">
            <text:p>19</text:p>
          </table:table-cell>
          <table:table-cell table:formula="of:=[.G29]+[.$B$2]*[.G$5]+RANDBETWEEN(1;[.G$3])*[.G$5]*[.$B$2]/4" office:value-type="float" office:value="18.75" calcext:value-type="float">
            <text:p>19</text:p>
          </table:table-cell>
          <table:table-cell table:formula="of:=[.H29]+[.$B$2]*[.H$5]+RANDBETWEEN(1;[.H$3])*[.H$5]*[.$B$2]/4" office:value-type="float" office:value="17.8125" calcext:value-type="float">
            <text:p>18</text:p>
          </table:table-cell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formula="of:=[.B30]+[.$B$2]*[.B$5]+RANDBETWEEN(1;[.B$3])*[.B$5]*[.$B$2]/4" office:value-type="float" office:value="783.75" calcext:value-type="float">
            <text:p>784</text:p>
          </table:table-cell>
          <table:table-cell table:formula="of:=[.C30]+[.$B$2]*[.C$5]+RANDBETWEEN(1;[.C$3])*[.C$5]*[.$B$2]/4" office:value-type="float" office:value="105" calcext:value-type="float">
            <text:p>105</text:p>
          </table:table-cell>
          <table:table-cell table:formula="of:=[.D30]+[.$B$2]*[.D$5]+RANDBETWEEN(1;[.D$3])*[.D$5]*[.$B$2]/4" office:value-type="float" office:value="19.3125" calcext:value-type="float">
            <text:p>19</text:p>
          </table:table-cell>
          <table:table-cell table:formula="of:=[.E30]+[.$B$2]*[.E$5]+RANDBETWEEN(1;[.E$3])*[.E$5]*[.$B$2]/4" office:value-type="float" office:value="18.9375" calcext:value-type="float">
            <text:p>19</text:p>
          </table:table-cell>
          <table:table-cell table:formula="of:=[.F30]+[.$B$2]*[.F$5]+RANDBETWEEN(1;[.F$3])*[.F$5]*[.$B$2]/4" office:value-type="float" office:value="19.6875" calcext:value-type="float">
            <text:p>20</text:p>
          </table:table-cell>
          <table:table-cell table:formula="of:=[.G30]+[.$B$2]*[.G$5]+RANDBETWEEN(1;[.G$3])*[.G$5]*[.$B$2]/4" office:value-type="float" office:value="19.125" calcext:value-type="float">
            <text:p>19</text:p>
          </table:table-cell>
          <table:table-cell table:formula="of:=[.H30]+[.$B$2]*[.H$5]+RANDBETWEEN(1;[.H$3])*[.H$5]*[.$B$2]/4" office:value-type="float" office:value="18.125" calcext:value-type="float">
            <text:p>18</text:p>
          </table:table-cell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formula="of:=[.B31]+[.$B$2]*[.B$5]+RANDBETWEEN(1;[.B$3])*[.B$5]*[.$B$2]/4" office:value-type="float" office:value="796.875" calcext:value-type="float">
            <text:p>797</text:p>
          </table:table-cell>
          <table:table-cell table:formula="of:=[.C31]+[.$B$2]*[.C$5]+RANDBETWEEN(1;[.C$3])*[.C$5]*[.$B$2]/4" office:value-type="float" office:value="106.5625" calcext:value-type="float">
            <text:p>107</text:p>
          </table:table-cell>
          <table:table-cell table:formula="of:=[.D31]+[.$B$2]*[.D$5]+RANDBETWEEN(1;[.D$3])*[.D$5]*[.$B$2]/4" office:value-type="float" office:value="19.75" calcext:value-type="float">
            <text:p>20</text:p>
          </table:table-cell>
          <table:table-cell table:formula="of:=[.E31]+[.$B$2]*[.E$5]+RANDBETWEEN(1;[.E$3])*[.E$5]*[.$B$2]/4" office:value-type="float" office:value="19.3125" calcext:value-type="float">
            <text:p>19</text:p>
          </table:table-cell>
          <table:table-cell table:formula="of:=[.F31]+[.$B$2]*[.F$5]+RANDBETWEEN(1;[.F$3])*[.F$5]*[.$B$2]/4" office:value-type="float" office:value="20" calcext:value-type="float">
            <text:p>20</text:p>
          </table:table-cell>
          <table:table-cell table:formula="of:=[.G31]+[.$B$2]*[.G$5]+RANDBETWEEN(1;[.G$3])*[.G$5]*[.$B$2]/4" office:value-type="float" office:value="19.4375" calcext:value-type="float">
            <text:p>19</text:p>
          </table:table-cell>
          <table:table-cell table:formula="of:=[.H31]+[.$B$2]*[.H$5]+RANDBETWEEN(1;[.H$3])*[.H$5]*[.$B$2]/4" office:value-type="float" office:value="18.4375" calcext:value-type="float">
            <text:p>18</text:p>
          </table:table-cell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table:formula="of:=[.B32]+[.$B$2]*[.B$5]+RANDBETWEEN(1;[.B$3])*[.B$5]*[.$B$2]/4" office:value-type="float" office:value="821.25" calcext:value-type="float">
            <text:p>821</text:p>
          </table:table-cell>
          <table:table-cell table:formula="of:=[.C32]+[.$B$2]*[.C$5]+RANDBETWEEN(1;[.C$3])*[.C$5]*[.$B$2]/4" office:value-type="float" office:value="109.0625" calcext:value-type="float">
            <text:p>109</text:p>
          </table:table-cell>
          <table:table-cell table:formula="of:=[.D32]+[.$B$2]*[.D$5]+RANDBETWEEN(1;[.D$3])*[.D$5]*[.$B$2]/4" office:value-type="float" office:value="20.125" calcext:value-type="float">
            <text:p>20</text:p>
          </table:table-cell>
          <table:table-cell table:formula="of:=[.E32]+[.$B$2]*[.E$5]+RANDBETWEEN(1;[.E$3])*[.E$5]*[.$B$2]/4" office:value-type="float" office:value="19.6875" calcext:value-type="float">
            <text:p>20</text:p>
          </table:table-cell>
          <table:table-cell table:formula="of:=[.F32]+[.$B$2]*[.F$5]+RANDBETWEEN(1;[.F$3])*[.F$5]*[.$B$2]/4" office:value-type="float" office:value="20.3125" calcext:value-type="float">
            <text:p>20</text:p>
          </table:table-cell>
          <table:table-cell table:formula="of:=[.G32]+[.$B$2]*[.G$5]+RANDBETWEEN(1;[.G$3])*[.G$5]*[.$B$2]/4" office:value-type="float" office:value="19.75" calcext:value-type="float">
            <text:p>20</text:p>
          </table:table-cell>
          <table:table-cell table:formula="of:=[.H32]+[.$B$2]*[.H$5]+RANDBETWEEN(1;[.H$3])*[.H$5]*[.$B$2]/4" office:value-type="float" office:value="18.75" calcext:value-type="float">
            <text:p>19</text:p>
          </table:table-cell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table:formula="of:=[.B33]+[.$B$2]*[.B$5]+RANDBETWEEN(1;[.B$3])*[.B$5]*[.$B$2]/4" office:value-type="float" office:value="836.25" calcext:value-type="float">
            <text:p>836</text:p>
          </table:table-cell>
          <table:table-cell table:formula="of:=[.C33]+[.$B$2]*[.C$5]+RANDBETWEEN(1;[.C$3])*[.C$5]*[.$B$2]/4" office:value-type="float" office:value="110.625" calcext:value-type="float">
            <text:p>111</text:p>
          </table:table-cell>
          <table:table-cell table:formula="of:=[.D33]+[.$B$2]*[.D$5]+RANDBETWEEN(1;[.D$3])*[.D$5]*[.$B$2]/4" office:value-type="float" office:value="20.4375" calcext:value-type="float">
            <text:p>20</text:p>
          </table:table-cell>
          <table:table-cell table:formula="of:=[.E33]+[.$B$2]*[.E$5]+RANDBETWEEN(1;[.E$3])*[.E$5]*[.$B$2]/4" office:value-type="float" office:value="20.0625" calcext:value-type="float">
            <text:p>20</text:p>
          </table:table-cell>
          <table:table-cell table:formula="of:=[.F33]+[.$B$2]*[.F$5]+RANDBETWEEN(1;[.F$3])*[.F$5]*[.$B$2]/4" office:value-type="float" office:value="20.6875" calcext:value-type="float">
            <text:p>21</text:p>
          </table:table-cell>
          <table:table-cell table:formula="of:=[.G33]+[.$B$2]*[.G$5]+RANDBETWEEN(1;[.G$3])*[.G$5]*[.$B$2]/4" office:value-type="float" office:value="20.125" calcext:value-type="float">
            <text:p>20</text:p>
          </table:table-cell>
          <table:table-cell table:formula="of:=[.H33]+[.$B$2]*[.H$5]+RANDBETWEEN(1;[.H$3])*[.H$5]*[.$B$2]/4" office:value-type="float" office:value="19.0625" calcext:value-type="float">
            <text:p>19</text:p>
          </table:table-cell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table:formula="of:=[.B34]+[.$B$2]*[.B$5]+RANDBETWEEN(1;[.B$3])*[.B$5]*[.$B$2]/4" office:value-type="float" office:value="860.625" calcext:value-type="float">
            <text:p>861</text:p>
          </table:table-cell>
          <table:table-cell table:formula="of:=[.C34]+[.$B$2]*[.C$5]+RANDBETWEEN(1;[.C$3])*[.C$5]*[.$B$2]/4" office:value-type="float" office:value="112.8125" calcext:value-type="float">
            <text:p>113</text:p>
          </table:table-cell>
          <table:table-cell table:formula="of:=[.D34]+[.$B$2]*[.D$5]+RANDBETWEEN(1;[.D$3])*[.D$5]*[.$B$2]/4" office:value-type="float" office:value="20.8125" calcext:value-type="float">
            <text:p>21</text:p>
          </table:table-cell>
          <table:table-cell table:formula="of:=[.E34]+[.$B$2]*[.E$5]+RANDBETWEEN(1;[.E$3])*[.E$5]*[.$B$2]/4" office:value-type="float" office:value="20.4375" calcext:value-type="float">
            <text:p>20</text:p>
          </table:table-cell>
          <table:table-cell table:formula="of:=[.F34]+[.$B$2]*[.F$5]+RANDBETWEEN(1;[.F$3])*[.F$5]*[.$B$2]/4" office:value-type="float" office:value="21.0625" calcext:value-type="float">
            <text:p>21</text:p>
          </table:table-cell>
          <table:table-cell table:formula="of:=[.G34]+[.$B$2]*[.G$5]+RANDBETWEEN(1;[.G$3])*[.G$5]*[.$B$2]/4" office:value-type="float" office:value="20.5" calcext:value-type="float">
            <text:p>21</text:p>
          </table:table-cell>
          <table:table-cell table:formula="of:=[.H34]+[.$B$2]*[.H$5]+RANDBETWEEN(1;[.H$3])*[.H$5]*[.$B$2]/4" office:value-type="float" office:value="19.375" calcext:value-type="float">
            <text:p>19</text:p>
          </table:table-cell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table:formula="of:=[.B35]+[.$B$2]*[.B$5]+RANDBETWEEN(1;[.B$3])*[.B$5]*[.$B$2]/4" office:value-type="float" office:value="879.375" calcext:value-type="float">
            <text:p>879</text:p>
          </table:table-cell>
          <table:table-cell table:formula="of:=[.C35]+[.$B$2]*[.C$5]+RANDBETWEEN(1;[.C$3])*[.C$5]*[.$B$2]/4" office:value-type="float" office:value="115.3125" calcext:value-type="float">
            <text:p>115</text:p>
          </table:table-cell>
          <table:table-cell table:formula="of:=[.D35]+[.$B$2]*[.D$5]+RANDBETWEEN(1;[.D$3])*[.D$5]*[.$B$2]/4" office:value-type="float" office:value="21.25" calcext:value-type="float">
            <text:p>21</text:p>
          </table:table-cell>
          <table:table-cell table:formula="of:=[.E35]+[.$B$2]*[.E$5]+RANDBETWEEN(1;[.E$3])*[.E$5]*[.$B$2]/4" office:value-type="float" office:value="20.8125" calcext:value-type="float">
            <text:p>21</text:p>
          </table:table-cell>
          <table:table-cell table:formula="of:=[.F35]+[.$B$2]*[.F$5]+RANDBETWEEN(1;[.F$3])*[.F$5]*[.$B$2]/4" office:value-type="float" office:value="21.5" calcext:value-type="float">
            <text:p>22</text:p>
          </table:table-cell>
          <table:table-cell table:formula="of:=[.G35]+[.$B$2]*[.G$5]+RANDBETWEEN(1;[.G$3])*[.G$5]*[.$B$2]/4" office:value-type="float" office:value="20.8125" calcext:value-type="float">
            <text:p>21</text:p>
          </table:table-cell>
          <table:table-cell table:formula="of:=[.H35]+[.$B$2]*[.H$5]+RANDBETWEEN(1;[.H$3])*[.H$5]*[.$B$2]/4" office:value-type="float" office:value="19.6875" calcext:value-type="float">
            <text:p>20</text:p>
          </table:table-cell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table:formula="of:=[.B36]+[.$B$2]*[.B$5]+RANDBETWEEN(1;[.B$3])*[.B$5]*[.$B$2]/4" office:value-type="float" office:value="905.625" calcext:value-type="float">
            <text:p>906</text:p>
          </table:table-cell>
          <table:table-cell table:formula="of:=[.C36]+[.$B$2]*[.C$5]+RANDBETWEEN(1;[.C$3])*[.C$5]*[.$B$2]/4" office:value-type="float" office:value="116.875" calcext:value-type="float">
            <text:p>117</text:p>
          </table:table-cell>
          <table:table-cell table:formula="of:=[.D36]+[.$B$2]*[.D$5]+RANDBETWEEN(1;[.D$3])*[.D$5]*[.$B$2]/4" office:value-type="float" office:value="21.625" calcext:value-type="float">
            <text:p>22</text:p>
          </table:table-cell>
          <table:table-cell table:formula="of:=[.E36]+[.$B$2]*[.E$5]+RANDBETWEEN(1;[.E$3])*[.E$5]*[.$B$2]/4" office:value-type="float" office:value="21.125" calcext:value-type="float">
            <text:p>21</text:p>
          </table:table-cell>
          <table:table-cell table:formula="of:=[.F36]+[.$B$2]*[.F$5]+RANDBETWEEN(1;[.F$3])*[.F$5]*[.$B$2]/4" office:value-type="float" office:value="21.9375" calcext:value-type="float">
            <text:p>22</text:p>
          </table:table-cell>
          <table:table-cell table:formula="of:=[.G36]+[.$B$2]*[.G$5]+RANDBETWEEN(1;[.G$3])*[.G$5]*[.$B$2]/4" office:value-type="float" office:value="21.1875" calcext:value-type="float">
            <text:p>21</text:p>
          </table:table-cell>
          <table:table-cell table:formula="of:=[.H36]+[.$B$2]*[.H$5]+RANDBETWEEN(1;[.H$3])*[.H$5]*[.$B$2]/4" office:value-type="float" office:value="20" calcext:value-type="float">
            <text:p>20</text:p>
          </table:table-cell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table:formula="of:=[.B37]+[.$B$2]*[.B$5]+RANDBETWEEN(1;[.B$3])*[.B$5]*[.$B$2]/4" office:value-type="float" office:value="916.875" calcext:value-type="float">
            <text:p>917</text:p>
          </table:table-cell>
          <table:table-cell table:formula="of:=[.C37]+[.$B$2]*[.C$5]+RANDBETWEEN(1;[.C$3])*[.C$5]*[.$B$2]/4" office:value-type="float" office:value="118.75" calcext:value-type="float">
            <text:p>119</text:p>
          </table:table-cell>
          <table:table-cell table:formula="of:=[.D37]+[.$B$2]*[.D$5]+RANDBETWEEN(1;[.D$3])*[.D$5]*[.$B$2]/4" office:value-type="float" office:value="22" calcext:value-type="float">
            <text:p>22</text:p>
          </table:table-cell>
          <table:table-cell table:formula="of:=[.E37]+[.$B$2]*[.E$5]+RANDBETWEEN(1;[.E$3])*[.E$5]*[.$B$2]/4" office:value-type="float" office:value="21.5" calcext:value-type="float">
            <text:p>22</text:p>
          </table:table-cell>
          <table:table-cell table:formula="of:=[.F37]+[.$B$2]*[.F$5]+RANDBETWEEN(1;[.F$3])*[.F$5]*[.$B$2]/4" office:value-type="float" office:value="22.3125" calcext:value-type="float">
            <text:p>22</text:p>
          </table:table-cell>
          <table:table-cell table:formula="of:=[.G37]+[.$B$2]*[.G$5]+RANDBETWEEN(1;[.G$3])*[.G$5]*[.$B$2]/4" office:value-type="float" office:value="21.5625" calcext:value-type="float">
            <text:p>22</text:p>
          </table:table-cell>
          <table:table-cell table:formula="of:=[.H37]+[.$B$2]*[.H$5]+RANDBETWEEN(1;[.H$3])*[.H$5]*[.$B$2]/4" office:value-type="float" office:value="20.3125" calcext:value-type="float">
            <text:p>20</text:p>
          </table:table-cell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table:formula="of:=[.B38]+[.$B$2]*[.B$5]+RANDBETWEEN(1;[.B$3])*[.B$5]*[.$B$2]/4" office:value-type="float" office:value="941.25" calcext:value-type="float">
            <text:p>941</text:p>
          </table:table-cell>
          <table:table-cell table:formula="of:=[.C38]+[.$B$2]*[.C$5]+RANDBETWEEN(1;[.C$3])*[.C$5]*[.$B$2]/4" office:value-type="float" office:value="120.625" calcext:value-type="float">
            <text:p>121</text:p>
          </table:table-cell>
          <table:table-cell table:formula="of:=[.D38]+[.$B$2]*[.D$5]+RANDBETWEEN(1;[.D$3])*[.D$5]*[.$B$2]/4" office:value-type="float" office:value="22.375" calcext:value-type="float">
            <text:p>22</text:p>
          </table:table-cell>
          <table:table-cell table:formula="of:=[.E38]+[.$B$2]*[.E$5]+RANDBETWEEN(1;[.E$3])*[.E$5]*[.$B$2]/4" office:value-type="float" office:value="21.8125" calcext:value-type="float">
            <text:p>22</text:p>
          </table:table-cell>
          <table:table-cell table:formula="of:=[.F38]+[.$B$2]*[.F$5]+RANDBETWEEN(1;[.F$3])*[.F$5]*[.$B$2]/4" office:value-type="float" office:value="22.75" calcext:value-type="float">
            <text:p>23</text:p>
          </table:table-cell>
          <table:table-cell table:formula="of:=[.G38]+[.$B$2]*[.G$5]+RANDBETWEEN(1;[.G$3])*[.G$5]*[.$B$2]/4" office:value-type="float" office:value="21.875" calcext:value-type="float">
            <text:p>22</text:p>
          </table:table-cell>
          <table:table-cell table:formula="of:=[.H38]+[.$B$2]*[.H$5]+RANDBETWEEN(1;[.H$3])*[.H$5]*[.$B$2]/4" office:value-type="float" office:value="20.625" calcext:value-type="float">
            <text:p>21</text:p>
          </table:table-cell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table:formula="of:=[.B39]+[.$B$2]*[.B$5]+RANDBETWEEN(1;[.B$3])*[.B$5]*[.$B$2]/4" office:value-type="float" office:value="952.5" calcext:value-type="float">
            <text:p>953</text:p>
          </table:table-cell>
          <table:table-cell table:formula="of:=[.C39]+[.$B$2]*[.C$5]+RANDBETWEEN(1;[.C$3])*[.C$5]*[.$B$2]/4" office:value-type="float" office:value="123.125" calcext:value-type="float">
            <text:p>123</text:p>
          </table:table-cell>
          <table:table-cell table:formula="of:=[.D39]+[.$B$2]*[.D$5]+RANDBETWEEN(1;[.D$3])*[.D$5]*[.$B$2]/4" office:value-type="float" office:value="22.6875" calcext:value-type="float">
            <text:p>23</text:p>
          </table:table-cell>
          <table:table-cell table:formula="of:=[.E39]+[.$B$2]*[.E$5]+RANDBETWEEN(1;[.E$3])*[.E$5]*[.$B$2]/4" office:value-type="float" office:value="22.1875" calcext:value-type="float">
            <text:p>22</text:p>
          </table:table-cell>
          <table:table-cell table:formula="of:=[.F39]+[.$B$2]*[.F$5]+RANDBETWEEN(1;[.F$3])*[.F$5]*[.$B$2]/4" office:value-type="float" office:value="23.1875" calcext:value-type="float">
            <text:p>23</text:p>
          </table:table-cell>
          <table:table-cell table:formula="of:=[.G39]+[.$B$2]*[.G$5]+RANDBETWEEN(1;[.G$3])*[.G$5]*[.$B$2]/4" office:value-type="float" office:value="22.25" calcext:value-type="float">
            <text:p>22</text:p>
          </table:table-cell>
          <table:table-cell table:formula="of:=[.H39]+[.$B$2]*[.H$5]+RANDBETWEEN(1;[.H$3])*[.H$5]*[.$B$2]/4" office:value-type="float" office:value="20.9375" calcext:value-type="float">
            <text:p>21</text:p>
          </table:table-cell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table:formula="of:=[.B40]+[.$B$2]*[.B$5]+RANDBETWEEN(1;[.B$3])*[.B$5]*[.$B$2]/4" office:value-type="float" office:value="965.625" calcext:value-type="float">
            <text:p>966</text:p>
          </table:table-cell>
          <table:table-cell table:formula="of:=[.C40]+[.$B$2]*[.C$5]+RANDBETWEEN(1;[.C$3])*[.C$5]*[.$B$2]/4" office:value-type="float" office:value="125" calcext:value-type="float">
            <text:p>125</text:p>
          </table:table-cell>
          <table:table-cell table:formula="of:=[.D40]+[.$B$2]*[.D$5]+RANDBETWEEN(1;[.D$3])*[.D$5]*[.$B$2]/4" office:value-type="float" office:value="23.125" calcext:value-type="float">
            <text:p>23</text:p>
          </table:table-cell>
          <table:table-cell table:formula="of:=[.E40]+[.$B$2]*[.E$5]+RANDBETWEEN(1;[.E$3])*[.E$5]*[.$B$2]/4" office:value-type="float" office:value="22.5" calcext:value-type="float">
            <text:p>23</text:p>
          </table:table-cell>
          <table:table-cell table:formula="of:=[.F40]+[.$B$2]*[.F$5]+RANDBETWEEN(1;[.F$3])*[.F$5]*[.$B$2]/4" office:value-type="float" office:value="23.625" calcext:value-type="float">
            <text:p>24</text:p>
          </table:table-cell>
          <table:table-cell table:formula="of:=[.G40]+[.$B$2]*[.G$5]+RANDBETWEEN(1;[.G$3])*[.G$5]*[.$B$2]/4" office:value-type="float" office:value="22.5625" calcext:value-type="float">
            <text:p>23</text:p>
          </table:table-cell>
          <table:table-cell table:formula="of:=[.H40]+[.$B$2]*[.H$5]+RANDBETWEEN(1;[.H$3])*[.H$5]*[.$B$2]/4" office:value-type="float" office:value="21.25" calcext:value-type="float">
            <text:p>21</text:p>
          </table:table-cell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table:formula="of:=[.B41]+[.$B$2]*[.B$5]+RANDBETWEEN(1;[.B$3])*[.B$5]*[.$B$2]/4" office:value-type="float" office:value="990" calcext:value-type="float">
            <text:p>990</text:p>
          </table:table-cell>
          <table:table-cell table:formula="of:=[.C41]+[.$B$2]*[.C$5]+RANDBETWEEN(1;[.C$3])*[.C$5]*[.$B$2]/4" office:value-type="float" office:value="127.8125" calcext:value-type="float">
            <text:p>128</text:p>
          </table:table-cell>
          <table:table-cell table:formula="of:=[.D41]+[.$B$2]*[.D$5]+RANDBETWEEN(1;[.D$3])*[.D$5]*[.$B$2]/4" office:value-type="float" office:value="23.5625" calcext:value-type="float">
            <text:p>24</text:p>
          </table:table-cell>
          <table:table-cell table:formula="of:=[.E41]+[.$B$2]*[.E$5]+RANDBETWEEN(1;[.E$3])*[.E$5]*[.$B$2]/4" office:value-type="float" office:value="22.875" calcext:value-type="float">
            <text:p>23</text:p>
          </table:table-cell>
          <table:table-cell table:formula="of:=[.F41]+[.$B$2]*[.F$5]+RANDBETWEEN(1;[.F$3])*[.F$5]*[.$B$2]/4" office:value-type="float" office:value="24.0625" calcext:value-type="float">
            <text:p>24</text:p>
          </table:table-cell>
          <table:table-cell table:formula="of:=[.G41]+[.$B$2]*[.G$5]+RANDBETWEEN(1;[.G$3])*[.G$5]*[.$B$2]/4" office:value-type="float" office:value="22.9375" calcext:value-type="float">
            <text:p>23</text:p>
          </table:table-cell>
          <table:table-cell table:formula="of:=[.H41]+[.$B$2]*[.H$5]+RANDBETWEEN(1;[.H$3])*[.H$5]*[.$B$2]/4" office:value-type="float" office:value="21.5625" calcext:value-type="float">
            <text:p>22</text:p>
          </table:table-cell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table:formula="of:=[.B42]+[.$B$2]*[.B$5]+RANDBETWEEN(1;[.B$3])*[.B$5]*[.$B$2]/4" office:value-type="float" office:value="1001.25" calcext:value-type="float">
            <text:p>1001</text:p>
          </table:table-cell>
          <table:table-cell table:formula="of:=[.C42]+[.$B$2]*[.C$5]+RANDBETWEEN(1;[.C$3])*[.C$5]*[.$B$2]/4" office:value-type="float" office:value="130" calcext:value-type="float">
            <text:p>130</text:p>
          </table:table-cell>
          <table:table-cell table:formula="of:=[.D42]+[.$B$2]*[.D$5]+RANDBETWEEN(1;[.D$3])*[.D$5]*[.$B$2]/4" office:value-type="float" office:value="23.875" calcext:value-type="float">
            <text:p>24</text:p>
          </table:table-cell>
          <table:table-cell table:formula="of:=[.E42]+[.$B$2]*[.E$5]+RANDBETWEEN(1;[.E$3])*[.E$5]*[.$B$2]/4" office:value-type="float" office:value="23.1875" calcext:value-type="float">
            <text:p>23</text:p>
          </table:table-cell>
          <table:table-cell table:formula="of:=[.F42]+[.$B$2]*[.F$5]+RANDBETWEEN(1;[.F$3])*[.F$5]*[.$B$2]/4" office:value-type="float" office:value="24.375" calcext:value-type="float">
            <text:p>24</text:p>
          </table:table-cell>
          <table:table-cell table:formula="of:=[.G42]+[.$B$2]*[.G$5]+RANDBETWEEN(1;[.G$3])*[.G$5]*[.$B$2]/4" office:value-type="float" office:value="23.25" calcext:value-type="float">
            <text:p>23</text:p>
          </table:table-cell>
          <table:table-cell table:formula="of:=[.H42]+[.$B$2]*[.H$5]+RANDBETWEEN(1;[.H$3])*[.H$5]*[.$B$2]/4" office:value-type="float" office:value="21.875" calcext:value-type="float">
            <text:p>22</text:p>
          </table:table-cell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table:formula="of:=[.B43]+[.$B$2]*[.B$5]+RANDBETWEEN(1;[.B$3])*[.B$5]*[.$B$2]/4" office:value-type="float" office:value="1018.125" calcext:value-type="float">
            <text:p>1018</text:p>
          </table:table-cell>
          <table:table-cell table:formula="of:=[.C43]+[.$B$2]*[.C$5]+RANDBETWEEN(1;[.C$3])*[.C$5]*[.$B$2]/4" office:value-type="float" office:value="131.875" calcext:value-type="float">
            <text:p>132</text:p>
          </table:table-cell>
          <table:table-cell table:formula="of:=[.D43]+[.$B$2]*[.D$5]+RANDBETWEEN(1;[.D$3])*[.D$5]*[.$B$2]/4" office:value-type="float" office:value="24.3125" calcext:value-type="float">
            <text:p>24</text:p>
          </table:table-cell>
          <table:table-cell table:formula="of:=[.E43]+[.$B$2]*[.E$5]+RANDBETWEEN(1;[.E$3])*[.E$5]*[.$B$2]/4" office:value-type="float" office:value="23.5" calcext:value-type="float">
            <text:p>24</text:p>
          </table:table-cell>
          <table:table-cell table:formula="of:=[.F43]+[.$B$2]*[.F$5]+RANDBETWEEN(1;[.F$3])*[.F$5]*[.$B$2]/4" office:value-type="float" office:value="24.75" calcext:value-type="float">
            <text:p>25</text:p>
          </table:table-cell>
          <table:table-cell table:formula="of:=[.G43]+[.$B$2]*[.G$5]+RANDBETWEEN(1;[.G$3])*[.G$5]*[.$B$2]/4" office:value-type="float" office:value="23.5625" calcext:value-type="float">
            <text:p>24</text:p>
          </table:table-cell>
          <table:table-cell table:formula="of:=[.H43]+[.$B$2]*[.H$5]+RANDBETWEEN(1;[.H$3])*[.H$5]*[.$B$2]/4" office:value-type="float" office:value="22.1875" calcext:value-type="float">
            <text:p>22</text:p>
          </table:table-cell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table:formula="of:=[.B44]+[.$B$2]*[.B$5]+RANDBETWEEN(1;[.B$3])*[.B$5]*[.$B$2]/4" office:value-type="float" office:value="1036.875" calcext:value-type="float">
            <text:p>1037</text:p>
          </table:table-cell>
          <table:table-cell table:formula="of:=[.C44]+[.$B$2]*[.C$5]+RANDBETWEEN(1;[.C$3])*[.C$5]*[.$B$2]/4" office:value-type="float" office:value="134.6875" calcext:value-type="float">
            <text:p>135</text:p>
          </table:table-cell>
          <table:table-cell table:formula="of:=[.D44]+[.$B$2]*[.D$5]+RANDBETWEEN(1;[.D$3])*[.D$5]*[.$B$2]/4" office:value-type="float" office:value="24.6875" calcext:value-type="float">
            <text:p>25</text:p>
          </table:table-cell>
          <table:table-cell table:formula="of:=[.E44]+[.$B$2]*[.E$5]+RANDBETWEEN(1;[.E$3])*[.E$5]*[.$B$2]/4" office:value-type="float" office:value="23.8125" calcext:value-type="float">
            <text:p>24</text:p>
          </table:table-cell>
          <table:table-cell table:formula="of:=[.F44]+[.$B$2]*[.F$5]+RANDBETWEEN(1;[.F$3])*[.F$5]*[.$B$2]/4" office:value-type="float" office:value="25.125" calcext:value-type="float">
            <text:p>25</text:p>
          </table:table-cell>
          <table:table-cell table:formula="of:=[.G44]+[.$B$2]*[.G$5]+RANDBETWEEN(1;[.G$3])*[.G$5]*[.$B$2]/4" office:value-type="float" office:value="23.875" calcext:value-type="float">
            <text:p>24</text:p>
          </table:table-cell>
          <table:table-cell table:formula="of:=[.H44]+[.$B$2]*[.H$5]+RANDBETWEEN(1;[.H$3])*[.H$5]*[.$B$2]/4" office:value-type="float" office:value="22.5" calcext:value-type="float">
            <text:p>23</text:p>
          </table:table-cell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table:formula="of:=[.B45]+[.$B$2]*[.B$5]+RANDBETWEEN(1;[.B$3])*[.B$5]*[.$B$2]/4" office:value-type="float" office:value="1046.25" calcext:value-type="float">
            <text:p>1046</text:p>
          </table:table-cell>
          <table:table-cell table:formula="of:=[.C45]+[.$B$2]*[.C$5]+RANDBETWEEN(1;[.C$3])*[.C$5]*[.$B$2]/4" office:value-type="float" office:value="137.5" calcext:value-type="float">
            <text:p>138</text:p>
          </table:table-cell>
          <table:table-cell table:formula="of:=[.D45]+[.$B$2]*[.D$5]+RANDBETWEEN(1;[.D$3])*[.D$5]*[.$B$2]/4" office:value-type="float" office:value="25" calcext:value-type="float">
            <text:p>25</text:p>
          </table:table-cell>
          <table:table-cell table:formula="of:=[.E45]+[.$B$2]*[.E$5]+RANDBETWEEN(1;[.E$3])*[.E$5]*[.$B$2]/4" office:value-type="float" office:value="24.1875" calcext:value-type="float">
            <text:p>24</text:p>
          </table:table-cell>
          <table:table-cell table:formula="of:=[.F45]+[.$B$2]*[.F$5]+RANDBETWEEN(1;[.F$3])*[.F$5]*[.$B$2]/4" office:value-type="float" office:value="25.5625" calcext:value-type="float">
            <text:p>26</text:p>
          </table:table-cell>
          <table:table-cell table:formula="of:=[.G45]+[.$B$2]*[.G$5]+RANDBETWEEN(1;[.G$3])*[.G$5]*[.$B$2]/4" office:value-type="float" office:value="24.1875" calcext:value-type="float">
            <text:p>24</text:p>
          </table:table-cell>
          <table:table-cell table:formula="of:=[.H45]+[.$B$2]*[.H$5]+RANDBETWEEN(1;[.H$3])*[.H$5]*[.$B$2]/4" office:value-type="float" office:value="22.8125" calcext:value-type="float">
            <text:p>23</text:p>
          </table:table-cell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table:formula="of:=[.B46]+[.$B$2]*[.B$5]+RANDBETWEEN(1;[.B$3])*[.B$5]*[.$B$2]/4" office:value-type="float" office:value="1065" calcext:value-type="float">
            <text:p>1065</text:p>
          </table:table-cell>
          <table:table-cell table:formula="of:=[.C46]+[.$B$2]*[.C$5]+RANDBETWEEN(1;[.C$3])*[.C$5]*[.$B$2]/4" office:value-type="float" office:value="139.0625" calcext:value-type="float">
            <text:p>139</text:p>
          </table:table-cell>
          <table:table-cell table:formula="of:=[.D46]+[.$B$2]*[.D$5]+RANDBETWEEN(1;[.D$3])*[.D$5]*[.$B$2]/4" office:value-type="float" office:value="25.4375" calcext:value-type="float">
            <text:p>25</text:p>
          </table:table-cell>
          <table:table-cell table:formula="of:=[.E46]+[.$B$2]*[.E$5]+RANDBETWEEN(1;[.E$3])*[.E$5]*[.$B$2]/4" office:value-type="float" office:value="24.5625" calcext:value-type="float">
            <text:p>25</text:p>
          </table:table-cell>
          <table:table-cell table:formula="of:=[.F46]+[.$B$2]*[.F$5]+RANDBETWEEN(1;[.F$3])*[.F$5]*[.$B$2]/4" office:value-type="float" office:value="25.9375" calcext:value-type="float">
            <text:p>26</text:p>
          </table:table-cell>
          <table:table-cell table:formula="of:=[.G46]+[.$B$2]*[.G$5]+RANDBETWEEN(1;[.G$3])*[.G$5]*[.$B$2]/4" office:value-type="float" office:value="24.5625" calcext:value-type="float">
            <text:p>25</text:p>
          </table:table-cell>
          <table:table-cell table:formula="of:=[.H46]+[.$B$2]*[.H$5]+RANDBETWEEN(1;[.H$3])*[.H$5]*[.$B$2]/4" office:value-type="float" office:value="23.125" calcext:value-type="float">
            <text:p>23</text:p>
          </table:table-cell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table:formula="of:=[.B47]+[.$B$2]*[.B$5]+RANDBETWEEN(1;[.B$3])*[.B$5]*[.$B$2]/4" office:value-type="float" office:value="1091.25" calcext:value-type="float">
            <text:p>1091</text:p>
          </table:table-cell>
          <table:table-cell table:formula="of:=[.C47]+[.$B$2]*[.C$5]+RANDBETWEEN(1;[.C$3])*[.C$5]*[.$B$2]/4" office:value-type="float" office:value="140.625" calcext:value-type="float">
            <text:p>141</text:p>
          </table:table-cell>
          <table:table-cell table:formula="of:=[.D47]+[.$B$2]*[.D$5]+RANDBETWEEN(1;[.D$3])*[.D$5]*[.$B$2]/4" office:value-type="float" office:value="25.75" calcext:value-type="float">
            <text:p>26</text:p>
          </table:table-cell>
          <table:table-cell table:formula="of:=[.E47]+[.$B$2]*[.E$5]+RANDBETWEEN(1;[.E$3])*[.E$5]*[.$B$2]/4" office:value-type="float" office:value="24.9375" calcext:value-type="float">
            <text:p>25</text:p>
          </table:table-cell>
          <table:table-cell table:formula="of:=[.F47]+[.$B$2]*[.F$5]+RANDBETWEEN(1;[.F$3])*[.F$5]*[.$B$2]/4" office:value-type="float" office:value="26.25" calcext:value-type="float">
            <text:p>26</text:p>
          </table:table-cell>
          <table:table-cell table:formula="of:=[.G47]+[.$B$2]*[.G$5]+RANDBETWEEN(1;[.G$3])*[.G$5]*[.$B$2]/4" office:value-type="float" office:value="24.875" calcext:value-type="float">
            <text:p>25</text:p>
          </table:table-cell>
          <table:table-cell table:formula="of:=[.H47]+[.$B$2]*[.H$5]+RANDBETWEEN(1;[.H$3])*[.H$5]*[.$B$2]/4" office:value-type="float" office:value="23.4375" calcext:value-type="float">
            <text:p>23</text:p>
          </table:table-cell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table:formula="of:=[.B48]+[.$B$2]*[.B$5]+RANDBETWEEN(1;[.B$3])*[.B$5]*[.$B$2]/4" office:value-type="float" office:value="1110" calcext:value-type="float">
            <text:p>1110</text:p>
          </table:table-cell>
          <table:table-cell table:formula="of:=[.C48]+[.$B$2]*[.C$5]+RANDBETWEEN(1;[.C$3])*[.C$5]*[.$B$2]/4" office:value-type="float" office:value="143.4375" calcext:value-type="float">
            <text:p>143</text:p>
          </table:table-cell>
          <table:table-cell table:formula="of:=[.D48]+[.$B$2]*[.D$5]+RANDBETWEEN(1;[.D$3])*[.D$5]*[.$B$2]/4" office:value-type="float" office:value="26.125" calcext:value-type="float">
            <text:p>26</text:p>
          </table:table-cell>
          <table:table-cell table:formula="of:=[.E48]+[.$B$2]*[.E$5]+RANDBETWEEN(1;[.E$3])*[.E$5]*[.$B$2]/4" office:value-type="float" office:value="25.3125" calcext:value-type="float">
            <text:p>25</text:p>
          </table:table-cell>
          <table:table-cell table:formula="of:=[.F48]+[.$B$2]*[.F$5]+RANDBETWEEN(1;[.F$3])*[.F$5]*[.$B$2]/4" office:value-type="float" office:value="26.5625" calcext:value-type="float">
            <text:p>27</text:p>
          </table:table-cell>
          <table:table-cell table:formula="of:=[.G48]+[.$B$2]*[.G$5]+RANDBETWEEN(1;[.G$3])*[.G$5]*[.$B$2]/4" office:value-type="float" office:value="25.1875" calcext:value-type="float">
            <text:p>25</text:p>
          </table:table-cell>
          <table:table-cell table:formula="of:=[.H48]+[.$B$2]*[.H$5]+RANDBETWEEN(1;[.H$3])*[.H$5]*[.$B$2]/4" office:value-type="float" office:value="23.75" calcext:value-type="float">
            <text:p>24</text:p>
          </table:table-cell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table:formula="of:=[.B49]+[.$B$2]*[.B$5]+RANDBETWEEN(1;[.B$3])*[.B$5]*[.$B$2]/4" office:value-type="float" office:value="1134.375" calcext:value-type="float">
            <text:p>1134</text:p>
          </table:table-cell>
          <table:table-cell table:formula="of:=[.C49]+[.$B$2]*[.C$5]+RANDBETWEEN(1;[.C$3])*[.C$5]*[.$B$2]/4" office:value-type="float" office:value="145.625" calcext:value-type="float">
            <text:p>146</text:p>
          </table:table-cell>
          <table:table-cell table:formula="of:=[.D49]+[.$B$2]*[.D$5]+RANDBETWEEN(1;[.D$3])*[.D$5]*[.$B$2]/4" office:value-type="float" office:value="26.5625" calcext:value-type="float">
            <text:p>27</text:p>
          </table:table-cell>
          <table:table-cell table:formula="of:=[.E49]+[.$B$2]*[.E$5]+RANDBETWEEN(1;[.E$3])*[.E$5]*[.$B$2]/4" office:value-type="float" office:value="25.625" calcext:value-type="float">
            <text:p>26</text:p>
          </table:table-cell>
          <table:table-cell table:formula="of:=[.F49]+[.$B$2]*[.F$5]+RANDBETWEEN(1;[.F$3])*[.F$5]*[.$B$2]/4" office:value-type="float" office:value="26.9375" calcext:value-type="float">
            <text:p>27</text:p>
          </table:table-cell>
          <table:table-cell table:formula="of:=[.G49]+[.$B$2]*[.G$5]+RANDBETWEEN(1;[.G$3])*[.G$5]*[.$B$2]/4" office:value-type="float" office:value="25.5625" calcext:value-type="float">
            <text:p>26</text:p>
          </table:table-cell>
          <table:table-cell table:formula="of:=[.H49]+[.$B$2]*[.H$5]+RANDBETWEEN(1;[.H$3])*[.H$5]*[.$B$2]/4" office:value-type="float" office:value="24.0625" calcext:value-type="float">
            <text:p>24</text:p>
          </table:table-cell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table:formula="of:=[.B50]+[.$B$2]*[.B$5]+RANDBETWEEN(1;[.B$3])*[.B$5]*[.$B$2]/4" office:value-type="float" office:value="1155" calcext:value-type="float">
            <text:p>1155</text:p>
          </table:table-cell>
          <table:table-cell table:formula="of:=[.C50]+[.$B$2]*[.C$5]+RANDBETWEEN(1;[.C$3])*[.C$5]*[.$B$2]/4" office:value-type="float" office:value="147.5" calcext:value-type="float">
            <text:p>148</text:p>
          </table:table-cell>
          <table:table-cell table:formula="of:=[.D50]+[.$B$2]*[.D$5]+RANDBETWEEN(1;[.D$3])*[.D$5]*[.$B$2]/4" office:value-type="float" office:value="27" calcext:value-type="float">
            <text:p>27</text:p>
          </table:table-cell>
          <table:table-cell table:formula="of:=[.E50]+[.$B$2]*[.E$5]+RANDBETWEEN(1;[.E$3])*[.E$5]*[.$B$2]/4" office:value-type="float" office:value="25.9375" calcext:value-type="float">
            <text:p>26</text:p>
          </table:table-cell>
          <table:table-cell table:formula="of:=[.F50]+[.$B$2]*[.F$5]+RANDBETWEEN(1;[.F$3])*[.F$5]*[.$B$2]/4" office:value-type="float" office:value="27.3125" calcext:value-type="float">
            <text:p>27</text:p>
          </table:table-cell>
          <table:table-cell table:formula="of:=[.G50]+[.$B$2]*[.G$5]+RANDBETWEEN(1;[.G$3])*[.G$5]*[.$B$2]/4" office:value-type="float" office:value="25.9375" calcext:value-type="float">
            <text:p>26</text:p>
          </table:table-cell>
          <table:table-cell table:formula="of:=[.H50]+[.$B$2]*[.H$5]+RANDBETWEEN(1;[.H$3])*[.H$5]*[.$B$2]/4" office:value-type="float" office:value="24.375" calcext:value-type="float">
            <text:p>24</text:p>
          </table:table-cell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table:formula="of:=[.B51]+[.$B$2]*[.B$5]+RANDBETWEEN(1;[.B$3])*[.B$5]*[.$B$2]/4" office:value-type="float" office:value="1170" calcext:value-type="float">
            <text:p>1170</text:p>
          </table:table-cell>
          <table:table-cell table:formula="of:=[.C51]+[.$B$2]*[.C$5]+RANDBETWEEN(1;[.C$3])*[.C$5]*[.$B$2]/4" office:value-type="float" office:value="150" calcext:value-type="float">
            <text:p>150</text:p>
          </table:table-cell>
          <table:table-cell table:formula="of:=[.D51]+[.$B$2]*[.D$5]+RANDBETWEEN(1;[.D$3])*[.D$5]*[.$B$2]/4" office:value-type="float" office:value="27.375" calcext:value-type="float">
            <text:p>27</text:p>
          </table:table-cell>
          <table:table-cell table:formula="of:=[.E51]+[.$B$2]*[.E$5]+RANDBETWEEN(1;[.E$3])*[.E$5]*[.$B$2]/4" office:value-type="float" office:value="26.25" calcext:value-type="float">
            <text:p>26</text:p>
          </table:table-cell>
          <table:table-cell table:formula="of:=[.F51]+[.$B$2]*[.F$5]+RANDBETWEEN(1;[.F$3])*[.F$5]*[.$B$2]/4" office:value-type="float" office:value="27.6875" calcext:value-type="float">
            <text:p>28</text:p>
          </table:table-cell>
          <table:table-cell table:formula="of:=[.G51]+[.$B$2]*[.G$5]+RANDBETWEEN(1;[.G$3])*[.G$5]*[.$B$2]/4" office:value-type="float" office:value="26.25" calcext:value-type="float">
            <text:p>26</text:p>
          </table:table-cell>
          <table:table-cell table:formula="of:=[.H51]+[.$B$2]*[.H$5]+RANDBETWEEN(1;[.H$3])*[.H$5]*[.$B$2]/4" office:value-type="float" office:value="24.6875" calcext:value-type="float">
            <text:p>25</text:p>
          </table:table-cell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table:formula="of:=[.B52]+[.$B$2]*[.B$5]+RANDBETWEEN(1;[.B$3])*[.B$5]*[.$B$2]/4" office:value-type="float" office:value="1192.5" calcext:value-type="float">
            <text:p>1193</text:p>
          </table:table-cell>
          <table:table-cell table:formula="of:=[.C52]+[.$B$2]*[.C$5]+RANDBETWEEN(1;[.C$3])*[.C$5]*[.$B$2]/4" office:value-type="float" office:value="151.5625" calcext:value-type="float">
            <text:p>152</text:p>
          </table:table-cell>
          <table:table-cell table:formula="of:=[.D52]+[.$B$2]*[.D$5]+RANDBETWEEN(1;[.D$3])*[.D$5]*[.$B$2]/4" office:value-type="float" office:value="27.75" calcext:value-type="float">
            <text:p>28</text:p>
          </table:table-cell>
          <table:table-cell table:formula="of:=[.E52]+[.$B$2]*[.E$5]+RANDBETWEEN(1;[.E$3])*[.E$5]*[.$B$2]/4" office:value-type="float" office:value="26.5625" calcext:value-type="float">
            <text:p>27</text:p>
          </table:table-cell>
          <table:table-cell table:formula="of:=[.F52]+[.$B$2]*[.F$5]+RANDBETWEEN(1;[.F$3])*[.F$5]*[.$B$2]/4" office:value-type="float" office:value="28" calcext:value-type="float">
            <text:p>28</text:p>
          </table:table-cell>
          <table:table-cell table:formula="of:=[.G52]+[.$B$2]*[.G$5]+RANDBETWEEN(1;[.G$3])*[.G$5]*[.$B$2]/4" office:value-type="float" office:value="26.625" calcext:value-type="float">
            <text:p>27</text:p>
          </table:table-cell>
          <table:table-cell table:formula="of:=[.H52]+[.$B$2]*[.H$5]+RANDBETWEEN(1;[.H$3])*[.H$5]*[.$B$2]/4" office:value-type="float" office:value="25" calcext:value-type="float">
            <text:p>25</text:p>
          </table:table-cell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table:formula="of:=[.B53]+[.$B$2]*[.B$5]+RANDBETWEEN(1;[.B$3])*[.B$5]*[.$B$2]/4" office:value-type="float" office:value="1209.375" calcext:value-type="float">
            <text:p>1209</text:p>
          </table:table-cell>
          <table:table-cell table:formula="of:=[.C53]+[.$B$2]*[.C$5]+RANDBETWEEN(1;[.C$3])*[.C$5]*[.$B$2]/4" office:value-type="float" office:value="154.375" calcext:value-type="float">
            <text:p>154</text:p>
          </table:table-cell>
          <table:table-cell table:formula="of:=[.D53]+[.$B$2]*[.D$5]+RANDBETWEEN(1;[.D$3])*[.D$5]*[.$B$2]/4" office:value-type="float" office:value="28.125" calcext:value-type="float">
            <text:p>28</text:p>
          </table:table-cell>
          <table:table-cell table:formula="of:=[.E53]+[.$B$2]*[.E$5]+RANDBETWEEN(1;[.E$3])*[.E$5]*[.$B$2]/4" office:value-type="float" office:value="26.9375" calcext:value-type="float">
            <text:p>27</text:p>
          </table:table-cell>
          <table:table-cell table:formula="of:=[.F53]+[.$B$2]*[.F$5]+RANDBETWEEN(1;[.F$3])*[.F$5]*[.$B$2]/4" office:value-type="float" office:value="28.4375" calcext:value-type="float">
            <text:p>28</text:p>
          </table:table-cell>
          <table:table-cell table:formula="of:=[.G53]+[.$B$2]*[.G$5]+RANDBETWEEN(1;[.G$3])*[.G$5]*[.$B$2]/4" office:value-type="float" office:value="26.9375" calcext:value-type="float">
            <text:p>27</text:p>
          </table:table-cell>
          <table:table-cell table:formula="of:=[.H53]+[.$B$2]*[.H$5]+RANDBETWEEN(1;[.H$3])*[.H$5]*[.$B$2]/4" office:value-type="float" office:value="25.3125" calcext:value-type="float">
            <text:p>25</text:p>
          </table:table-cell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table:formula="of:=[.B54]+[.$B$2]*[.B$5]+RANDBETWEEN(1;[.B$3])*[.B$5]*[.$B$2]/4" office:value-type="float" office:value="1235.625" calcext:value-type="float">
            <text:p>1236</text:p>
          </table:table-cell>
          <table:table-cell table:formula="of:=[.C54]+[.$B$2]*[.C$5]+RANDBETWEEN(1;[.C$3])*[.C$5]*[.$B$2]/4" office:value-type="float" office:value="156.875" calcext:value-type="float">
            <text:p>157</text:p>
          </table:table-cell>
          <table:table-cell table:formula="of:=[.D54]+[.$B$2]*[.D$5]+RANDBETWEEN(1;[.D$3])*[.D$5]*[.$B$2]/4" office:value-type="float" office:value="28.5" calcext:value-type="float">
            <text:p>29</text:p>
          </table:table-cell>
          <table:table-cell table:formula="of:=[.E54]+[.$B$2]*[.E$5]+RANDBETWEEN(1;[.E$3])*[.E$5]*[.$B$2]/4" office:value-type="float" office:value="27.25" calcext:value-type="float">
            <text:p>27</text:p>
          </table:table-cell>
          <table:table-cell table:formula="of:=[.F54]+[.$B$2]*[.F$5]+RANDBETWEEN(1;[.F$3])*[.F$5]*[.$B$2]/4" office:value-type="float" office:value="28.875" calcext:value-type="float">
            <text:p>29</text:p>
          </table:table-cell>
          <table:table-cell table:formula="of:=[.G54]+[.$B$2]*[.G$5]+RANDBETWEEN(1;[.G$3])*[.G$5]*[.$B$2]/4" office:value-type="float" office:value="27.3125" calcext:value-type="float">
            <text:p>27</text:p>
          </table:table-cell>
          <table:table-cell table:formula="of:=[.H54]+[.$B$2]*[.H$5]+RANDBETWEEN(1;[.H$3])*[.H$5]*[.$B$2]/4" office:value-type="float" office:value="25.625" calcext:value-type="float">
            <text:p>26</text:p>
          </table:table-cell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table:formula="of:=[.B55]+[.$B$2]*[.B$5]+RANDBETWEEN(1;[.B$3])*[.B$5]*[.$B$2]/4" office:value-type="float" office:value="1245" calcext:value-type="float">
            <text:p>1245</text:p>
          </table:table-cell>
          <table:table-cell table:formula="of:=[.C55]+[.$B$2]*[.C$5]+RANDBETWEEN(1;[.C$3])*[.C$5]*[.$B$2]/4" office:value-type="float" office:value="159.375" calcext:value-type="float">
            <text:p>159</text:p>
          </table:table-cell>
          <table:table-cell table:formula="of:=[.D55]+[.$B$2]*[.D$5]+RANDBETWEEN(1;[.D$3])*[.D$5]*[.$B$2]/4" office:value-type="float" office:value="28.875" calcext:value-type="float">
            <text:p>29</text:p>
          </table:table-cell>
          <table:table-cell table:formula="of:=[.E55]+[.$B$2]*[.E$5]+RANDBETWEEN(1;[.E$3])*[.E$5]*[.$B$2]/4" office:value-type="float" office:value="27.625" calcext:value-type="float">
            <text:p>28</text:p>
          </table:table-cell>
          <table:table-cell table:formula="of:=[.F55]+[.$B$2]*[.F$5]+RANDBETWEEN(1;[.F$3])*[.F$5]*[.$B$2]/4" office:value-type="float" office:value="29.1875" calcext:value-type="float">
            <text:p>29</text:p>
          </table:table-cell>
          <table:table-cell table:formula="of:=[.G55]+[.$B$2]*[.G$5]+RANDBETWEEN(1;[.G$3])*[.G$5]*[.$B$2]/4" office:value-type="float" office:value="27.625" calcext:value-type="float">
            <text:p>28</text:p>
          </table:table-cell>
          <table:table-cell table:formula="of:=[.H55]+[.$B$2]*[.H$5]+RANDBETWEEN(1;[.H$3])*[.H$5]*[.$B$2]/4" office:value-type="float" office:value="25.9375" calcext:value-type="float">
            <text:p>26</text:p>
          </table:table-cell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table:formula="of:=[.B56]+[.$B$2]*[.B$5]+RANDBETWEEN(1;[.B$3])*[.B$5]*[.$B$2]/4" office:value-type="float" office:value="1263.75" calcext:value-type="float">
            <text:p>1264</text:p>
          </table:table-cell>
          <table:table-cell table:formula="of:=[.C56]+[.$B$2]*[.C$5]+RANDBETWEEN(1;[.C$3])*[.C$5]*[.$B$2]/4" office:value-type="float" office:value="162.1875" calcext:value-type="float">
            <text:p>162</text:p>
          </table:table-cell>
          <table:table-cell table:formula="of:=[.D56]+[.$B$2]*[.D$5]+RANDBETWEEN(1;[.D$3])*[.D$5]*[.$B$2]/4" office:value-type="float" office:value="29.3125" calcext:value-type="float">
            <text:p>29</text:p>
          </table:table-cell>
          <table:table-cell table:formula="of:=[.E56]+[.$B$2]*[.E$5]+RANDBETWEEN(1;[.E$3])*[.E$5]*[.$B$2]/4" office:value-type="float" office:value="27.9375" calcext:value-type="float">
            <text:p>28</text:p>
          </table:table-cell>
          <table:table-cell table:formula="of:=[.F56]+[.$B$2]*[.F$5]+RANDBETWEEN(1;[.F$3])*[.F$5]*[.$B$2]/4" office:value-type="float" office:value="29.5625" calcext:value-type="float">
            <text:p>30</text:p>
          </table:table-cell>
          <table:table-cell table:formula="of:=[.G56]+[.$B$2]*[.G$5]+RANDBETWEEN(1;[.G$3])*[.G$5]*[.$B$2]/4" office:value-type="float" office:value="27.9375" calcext:value-type="float">
            <text:p>28</text:p>
          </table:table-cell>
          <table:table-cell table:formula="of:=[.H56]+[.$B$2]*[.H$5]+RANDBETWEEN(1;[.H$3])*[.H$5]*[.$B$2]/4" office:value-type="float" office:value="26.25" calcext:value-type="float">
            <text:p>26</text:p>
          </table:table-cell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table:formula="of:=[.B57]+[.$B$2]*[.B$5]+RANDBETWEEN(1;[.B$3])*[.B$5]*[.$B$2]/4" office:value-type="float" office:value="1280.625" calcext:value-type="float">
            <text:p>1281</text:p>
          </table:table-cell>
          <table:table-cell table:formula="of:=[.C57]+[.$B$2]*[.C$5]+RANDBETWEEN(1;[.C$3])*[.C$5]*[.$B$2]/4" office:value-type="float" office:value="164.0625" calcext:value-type="float">
            <text:p>164</text:p>
          </table:table-cell>
          <table:table-cell table:formula="of:=[.D57]+[.$B$2]*[.D$5]+RANDBETWEEN(1;[.D$3])*[.D$5]*[.$B$2]/4" office:value-type="float" office:value="29.6875" calcext:value-type="float">
            <text:p>30</text:p>
          </table:table-cell>
          <table:table-cell table:formula="of:=[.E57]+[.$B$2]*[.E$5]+RANDBETWEEN(1;[.E$3])*[.E$5]*[.$B$2]/4" office:value-type="float" office:value="28.25" calcext:value-type="float">
            <text:p>28</text:p>
          </table:table-cell>
          <table:table-cell table:formula="of:=[.F57]+[.$B$2]*[.F$5]+RANDBETWEEN(1;[.F$3])*[.F$5]*[.$B$2]/4" office:value-type="float" office:value="30" calcext:value-type="float">
            <text:p>30</text:p>
          </table:table-cell>
          <table:table-cell table:formula="of:=[.G57]+[.$B$2]*[.G$5]+RANDBETWEEN(1;[.G$3])*[.G$5]*[.$B$2]/4" office:value-type="float" office:value="28.3125" calcext:value-type="float">
            <text:p>28</text:p>
          </table:table-cell>
          <table:table-cell table:formula="of:=[.H57]+[.$B$2]*[.H$5]+RANDBETWEEN(1;[.H$3])*[.H$5]*[.$B$2]/4" office:value-type="float" office:value="26.5625" calcext:value-type="float">
            <text:p>27</text:p>
          </table:table-cell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table:formula="of:=[.B58]+[.$B$2]*[.B$5]+RANDBETWEEN(1;[.B$3])*[.B$5]*[.$B$2]/4" office:value-type="float" office:value="1293.75" calcext:value-type="float">
            <text:p>1294</text:p>
          </table:table-cell>
          <table:table-cell table:formula="of:=[.C58]+[.$B$2]*[.C$5]+RANDBETWEEN(1;[.C$3])*[.C$5]*[.$B$2]/4" office:value-type="float" office:value="166.875" calcext:value-type="float">
            <text:p>167</text:p>
          </table:table-cell>
          <table:table-cell table:formula="of:=[.D58]+[.$B$2]*[.D$5]+RANDBETWEEN(1;[.D$3])*[.D$5]*[.$B$2]/4" office:value-type="float" office:value="30.125" calcext:value-type="float">
            <text:p>30</text:p>
          </table:table-cell>
          <table:table-cell table:formula="of:=[.E58]+[.$B$2]*[.E$5]+RANDBETWEEN(1;[.E$3])*[.E$5]*[.$B$2]/4" office:value-type="float" office:value="28.625" calcext:value-type="float">
            <text:p>29</text:p>
          </table:table-cell>
          <table:table-cell table:formula="of:=[.F58]+[.$B$2]*[.F$5]+RANDBETWEEN(1;[.F$3])*[.F$5]*[.$B$2]/4" office:value-type="float" office:value="30.4375" calcext:value-type="float">
            <text:p>30</text:p>
          </table:table-cell>
          <table:table-cell table:formula="of:=[.G58]+[.$B$2]*[.G$5]+RANDBETWEEN(1;[.G$3])*[.G$5]*[.$B$2]/4" office:value-type="float" office:value="28.6875" calcext:value-type="float">
            <text:p>29</text:p>
          </table:table-cell>
          <table:table-cell table:formula="of:=[.H58]+[.$B$2]*[.H$5]+RANDBETWEEN(1;[.H$3])*[.H$5]*[.$B$2]/4" office:value-type="float" office:value="26.875" calcext:value-type="float">
            <text:p>27</text:p>
          </table:table-cell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table:formula="of:=[.B59]+[.$B$2]*[.B$5]+RANDBETWEEN(1;[.B$3])*[.B$5]*[.$B$2]/4" office:value-type="float" office:value="1308.75" calcext:value-type="float">
            <text:p>1309</text:p>
          </table:table-cell>
          <table:table-cell table:formula="of:=[.C59]+[.$B$2]*[.C$5]+RANDBETWEEN(1;[.C$3])*[.C$5]*[.$B$2]/4" office:value-type="float" office:value="169.375" calcext:value-type="float">
            <text:p>169</text:p>
          </table:table-cell>
          <table:table-cell table:formula="of:=[.D59]+[.$B$2]*[.D$5]+RANDBETWEEN(1;[.D$3])*[.D$5]*[.$B$2]/4" office:value-type="float" office:value="30.5625" calcext:value-type="float">
            <text:p>31</text:p>
          </table:table-cell>
          <table:table-cell table:formula="of:=[.E59]+[.$B$2]*[.E$5]+RANDBETWEEN(1;[.E$3])*[.E$5]*[.$B$2]/4" office:value-type="float" office:value="28.9375" calcext:value-type="float">
            <text:p>29</text:p>
          </table:table-cell>
          <table:table-cell table:formula="of:=[.F59]+[.$B$2]*[.F$5]+RANDBETWEEN(1;[.F$3])*[.F$5]*[.$B$2]/4" office:value-type="float" office:value="30.8125" calcext:value-type="float">
            <text:p>31</text:p>
          </table:table-cell>
          <table:table-cell table:formula="of:=[.G59]+[.$B$2]*[.G$5]+RANDBETWEEN(1;[.G$3])*[.G$5]*[.$B$2]/4" office:value-type="float" office:value="29.0625" calcext:value-type="float">
            <text:p>29</text:p>
          </table:table-cell>
          <table:table-cell table:formula="of:=[.H59]+[.$B$2]*[.H$5]+RANDBETWEEN(1;[.H$3])*[.H$5]*[.$B$2]/4" office:value-type="float" office:value="27.1875" calcext:value-type="float">
            <text:p>27</text:p>
          </table:table-cell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table:formula="of:=[.B60]+[.$B$2]*[.B$5]+RANDBETWEEN(1;[.B$3])*[.B$5]*[.$B$2]/4" office:value-type="float" office:value="1318.125" calcext:value-type="float">
            <text:p>1318</text:p>
          </table:table-cell>
          <table:table-cell table:formula="of:=[.C60]+[.$B$2]*[.C$5]+RANDBETWEEN(1;[.C$3])*[.C$5]*[.$B$2]/4" office:value-type="float" office:value="171.875" calcext:value-type="float">
            <text:p>172</text:p>
          </table:table-cell>
          <table:table-cell table:formula="of:=[.D60]+[.$B$2]*[.D$5]+RANDBETWEEN(1;[.D$3])*[.D$5]*[.$B$2]/4" office:value-type="float" office:value="30.875" calcext:value-type="float">
            <text:p>31</text:p>
          </table:table-cell>
          <table:table-cell table:formula="of:=[.E60]+[.$B$2]*[.E$5]+RANDBETWEEN(1;[.E$3])*[.E$5]*[.$B$2]/4" office:value-type="float" office:value="29.25" calcext:value-type="float">
            <text:p>29</text:p>
          </table:table-cell>
          <table:table-cell table:formula="of:=[.F60]+[.$B$2]*[.F$5]+RANDBETWEEN(1;[.F$3])*[.F$5]*[.$B$2]/4" office:value-type="float" office:value="31.125" calcext:value-type="float">
            <text:p>31</text:p>
          </table:table-cell>
          <table:table-cell table:formula="of:=[.G60]+[.$B$2]*[.G$5]+RANDBETWEEN(1;[.G$3])*[.G$5]*[.$B$2]/4" office:value-type="float" office:value="29.4375" calcext:value-type="float">
            <text:p>29</text:p>
          </table:table-cell>
          <table:table-cell table:formula="of:=[.H60]+[.$B$2]*[.H$5]+RANDBETWEEN(1;[.H$3])*[.H$5]*[.$B$2]/4" office:value-type="float" office:value="27.5" calcext:value-type="float">
            <text:p>28</text:p>
          </table:table-cell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table:formula="of:=[.B61]+[.$B$2]*[.B$5]+RANDBETWEEN(1;[.B$3])*[.B$5]*[.$B$2]/4" office:value-type="float" office:value="1340.625" calcext:value-type="float">
            <text:p>1341</text:p>
          </table:table-cell>
          <table:table-cell table:formula="of:=[.C61]+[.$B$2]*[.C$5]+RANDBETWEEN(1;[.C$3])*[.C$5]*[.$B$2]/4" office:value-type="float" office:value="174.6875" calcext:value-type="float">
            <text:p>175</text:p>
          </table:table-cell>
          <table:table-cell table:formula="of:=[.D61]+[.$B$2]*[.D$5]+RANDBETWEEN(1;[.D$3])*[.D$5]*[.$B$2]/4" office:value-type="float" office:value="31.3125" calcext:value-type="float">
            <text:p>31</text:p>
          </table:table-cell>
          <table:table-cell table:formula="of:=[.E61]+[.$B$2]*[.E$5]+RANDBETWEEN(1;[.E$3])*[.E$5]*[.$B$2]/4" office:value-type="float" office:value="29.625" calcext:value-type="float">
            <text:p>30</text:p>
          </table:table-cell>
          <table:table-cell table:formula="of:=[.F61]+[.$B$2]*[.F$5]+RANDBETWEEN(1;[.F$3])*[.F$5]*[.$B$2]/4" office:value-type="float" office:value="31.5625" calcext:value-type="float">
            <text:p>32</text:p>
          </table:table-cell>
          <table:table-cell table:formula="of:=[.G61]+[.$B$2]*[.G$5]+RANDBETWEEN(1;[.G$3])*[.G$5]*[.$B$2]/4" office:value-type="float" office:value="29.75" calcext:value-type="float">
            <text:p>30</text:p>
          </table:table-cell>
          <table:table-cell table:formula="of:=[.H61]+[.$B$2]*[.H$5]+RANDBETWEEN(1;[.H$3])*[.H$5]*[.$B$2]/4" office:value-type="float" office:value="27.8125" calcext:value-type="float">
            <text:p>28</text:p>
          </table:table-cell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table:formula="of:=[.B62]+[.$B$2]*[.B$5]+RANDBETWEEN(1;[.B$3])*[.B$5]*[.$B$2]/4" office:value-type="float" office:value="1350" calcext:value-type="float">
            <text:p>1350</text:p>
          </table:table-cell>
          <table:table-cell table:formula="of:=[.C62]+[.$B$2]*[.C$5]+RANDBETWEEN(1;[.C$3])*[.C$5]*[.$B$2]/4" office:value-type="float" office:value="176.5625" calcext:value-type="float">
            <text:p>177</text:p>
          </table:table-cell>
          <table:table-cell table:formula="of:=[.D62]+[.$B$2]*[.D$5]+RANDBETWEEN(1;[.D$3])*[.D$5]*[.$B$2]/4" office:value-type="float" office:value="31.625" calcext:value-type="float">
            <text:p>32</text:p>
          </table:table-cell>
          <table:table-cell table:formula="of:=[.E62]+[.$B$2]*[.E$5]+RANDBETWEEN(1;[.E$3])*[.E$5]*[.$B$2]/4" office:value-type="float" office:value="29.9375" calcext:value-type="float">
            <text:p>30</text:p>
          </table:table-cell>
          <table:table-cell table:formula="of:=[.F62]+[.$B$2]*[.F$5]+RANDBETWEEN(1;[.F$3])*[.F$5]*[.$B$2]/4" office:value-type="float" office:value="32" calcext:value-type="float">
            <text:p>32</text:p>
          </table:table-cell>
          <table:table-cell table:formula="of:=[.G62]+[.$B$2]*[.G$5]+RANDBETWEEN(1;[.G$3])*[.G$5]*[.$B$2]/4" office:value-type="float" office:value="30.125" calcext:value-type="float">
            <text:p>30</text:p>
          </table:table-cell>
          <table:table-cell table:formula="of:=[.H62]+[.$B$2]*[.H$5]+RANDBETWEEN(1;[.H$3])*[.H$5]*[.$B$2]/4" office:value-type="float" office:value="28.125" calcext:value-type="float">
            <text:p>28</text:p>
          </table:table-cell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table:formula="of:=[.B63]+[.$B$2]*[.B$5]+RANDBETWEEN(1;[.B$3])*[.B$5]*[.$B$2]/4" office:value-type="float" office:value="1372.5" calcext:value-type="float">
            <text:p>1373</text:p>
          </table:table-cell>
          <table:table-cell table:formula="of:=[.C63]+[.$B$2]*[.C$5]+RANDBETWEEN(1;[.C$3])*[.C$5]*[.$B$2]/4" office:value-type="float" office:value="178.4375" calcext:value-type="float">
            <text:p>178</text:p>
          </table:table-cell>
          <table:table-cell table:formula="of:=[.D63]+[.$B$2]*[.D$5]+RANDBETWEEN(1;[.D$3])*[.D$5]*[.$B$2]/4" office:value-type="float" office:value="32" calcext:value-type="float">
            <text:p>32</text:p>
          </table:table-cell>
          <table:table-cell table:formula="of:=[.E63]+[.$B$2]*[.E$5]+RANDBETWEEN(1;[.E$3])*[.E$5]*[.$B$2]/4" office:value-type="float" office:value="30.3125" calcext:value-type="float">
            <text:p>30</text:p>
          </table:table-cell>
          <table:table-cell table:formula="of:=[.F63]+[.$B$2]*[.F$5]+RANDBETWEEN(1;[.F$3])*[.F$5]*[.$B$2]/4" office:value-type="float" office:value="32.3125" calcext:value-type="float">
            <text:p>32</text:p>
          </table:table-cell>
          <table:table-cell table:formula="of:=[.G63]+[.$B$2]*[.G$5]+RANDBETWEEN(1;[.G$3])*[.G$5]*[.$B$2]/4" office:value-type="float" office:value="30.5" calcext:value-type="float">
            <text:p>31</text:p>
          </table:table-cell>
          <table:table-cell table:formula="of:=[.H63]+[.$B$2]*[.H$5]+RANDBETWEEN(1;[.H$3])*[.H$5]*[.$B$2]/4" office:value-type="float" office:value="28.4375" calcext:value-type="float">
            <text:p>28</text:p>
          </table:table-cell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table:formula="of:=[.B64]+[.$B$2]*[.B$5]+RANDBETWEEN(1;[.B$3])*[.B$5]*[.$B$2]/4" office:value-type="float" office:value="1389.375" calcext:value-type="float">
            <text:p>1389</text:p>
          </table:table-cell>
          <table:table-cell table:formula="of:=[.C64]+[.$B$2]*[.C$5]+RANDBETWEEN(1;[.C$3])*[.C$5]*[.$B$2]/4" office:value-type="float" office:value="180.3125" calcext:value-type="float">
            <text:p>180</text:p>
          </table:table-cell>
          <table:table-cell table:formula="of:=[.D64]+[.$B$2]*[.D$5]+RANDBETWEEN(1;[.D$3])*[.D$5]*[.$B$2]/4" office:value-type="float" office:value="32.4375" calcext:value-type="float">
            <text:p>32</text:p>
          </table:table-cell>
          <table:table-cell table:formula="of:=[.E64]+[.$B$2]*[.E$5]+RANDBETWEEN(1;[.E$3])*[.E$5]*[.$B$2]/4" office:value-type="float" office:value="30.625" calcext:value-type="float">
            <text:p>31</text:p>
          </table:table-cell>
          <table:table-cell table:formula="of:=[.F64]+[.$B$2]*[.F$5]+RANDBETWEEN(1;[.F$3])*[.F$5]*[.$B$2]/4" office:value-type="float" office:value="32.625" calcext:value-type="float">
            <text:p>33</text:p>
          </table:table-cell>
          <table:table-cell table:formula="of:=[.G64]+[.$B$2]*[.G$5]+RANDBETWEEN(1;[.G$3])*[.G$5]*[.$B$2]/4" office:value-type="float" office:value="30.875" calcext:value-type="float">
            <text:p>31</text:p>
          </table:table-cell>
          <table:table-cell table:formula="of:=[.H64]+[.$B$2]*[.H$5]+RANDBETWEEN(1;[.H$3])*[.H$5]*[.$B$2]/4" office:value-type="float" office:value="28.75" calcext:value-type="float">
            <text:p>29</text:p>
          </table:table-cell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table:formula="of:=[.B65]+[.$B$2]*[.B$5]+RANDBETWEEN(1;[.B$3])*[.B$5]*[.$B$2]/4" office:value-type="float" office:value="1398.75" calcext:value-type="float">
            <text:p>1399</text:p>
          </table:table-cell>
          <table:table-cell table:formula="of:=[.C65]+[.$B$2]*[.C$5]+RANDBETWEEN(1;[.C$3])*[.C$5]*[.$B$2]/4" office:value-type="float" office:value="183.125" calcext:value-type="float">
            <text:p>183</text:p>
          </table:table-cell>
          <table:table-cell table:formula="of:=[.D65]+[.$B$2]*[.D$5]+RANDBETWEEN(1;[.D$3])*[.D$5]*[.$B$2]/4" office:value-type="float" office:value="32.875" calcext:value-type="float">
            <text:p>33</text:p>
          </table:table-cell>
          <table:table-cell table:formula="of:=[.E65]+[.$B$2]*[.E$5]+RANDBETWEEN(1;[.E$3])*[.E$5]*[.$B$2]/4" office:value-type="float" office:value="31" calcext:value-type="float">
            <text:p>31</text:p>
          </table:table-cell>
          <table:table-cell table:formula="of:=[.F65]+[.$B$2]*[.F$5]+RANDBETWEEN(1;[.F$3])*[.F$5]*[.$B$2]/4" office:value-type="float" office:value="33.0625" calcext:value-type="float">
            <text:p>33</text:p>
          </table:table-cell>
          <table:table-cell table:formula="of:=[.G65]+[.$B$2]*[.G$5]+RANDBETWEEN(1;[.G$3])*[.G$5]*[.$B$2]/4" office:value-type="float" office:value="31.1875" calcext:value-type="float">
            <text:p>31</text:p>
          </table:table-cell>
          <table:table-cell table:formula="of:=[.H65]+[.$B$2]*[.H$5]+RANDBETWEEN(1;[.H$3])*[.H$5]*[.$B$2]/4" office:value-type="float" office:value="29.0625" calcext:value-type="float">
            <text:p>29</text:p>
          </table:table-cell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table:formula="of:=[.B66]+[.$B$2]*[.B$5]+RANDBETWEEN(1;[.B$3])*[.B$5]*[.$B$2]/4" office:value-type="float" office:value="1421.25" calcext:value-type="float">
            <text:p>1421</text:p>
          </table:table-cell>
          <table:table-cell table:formula="of:=[.C66]+[.$B$2]*[.C$5]+RANDBETWEEN(1;[.C$3])*[.C$5]*[.$B$2]/4" office:value-type="float" office:value="185" calcext:value-type="float">
            <text:p>185</text:p>
          </table:table-cell>
          <table:table-cell table:formula="of:=[.D66]+[.$B$2]*[.D$5]+RANDBETWEEN(1;[.D$3])*[.D$5]*[.$B$2]/4" office:value-type="float" office:value="33.3125" calcext:value-type="float">
            <text:p>33</text:p>
          </table:table-cell>
          <table:table-cell table:formula="of:=[.E66]+[.$B$2]*[.E$5]+RANDBETWEEN(1;[.E$3])*[.E$5]*[.$B$2]/4" office:value-type="float" office:value="31.3125" calcext:value-type="float">
            <text:p>31</text:p>
          </table:table-cell>
          <table:table-cell table:formula="of:=[.F66]+[.$B$2]*[.F$5]+RANDBETWEEN(1;[.F$3])*[.F$5]*[.$B$2]/4" office:value-type="float" office:value="33.375" calcext:value-type="float">
            <text:p>33</text:p>
          </table:table-cell>
          <table:table-cell table:formula="of:=[.G66]+[.$B$2]*[.G$5]+RANDBETWEEN(1;[.G$3])*[.G$5]*[.$B$2]/4" office:value-type="float" office:value="31.5625" calcext:value-type="float">
            <text:p>32</text:p>
          </table:table-cell>
          <table:table-cell table:formula="of:=[.H66]+[.$B$2]*[.H$5]+RANDBETWEEN(1;[.H$3])*[.H$5]*[.$B$2]/4" office:value-type="float" office:value="29.375" calcext:value-type="float">
            <text:p>29</text:p>
          </table:table-cell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table:formula="of:=[.B67]+[.$B$2]*[.B$5]+RANDBETWEEN(1;[.B$3])*[.B$5]*[.$B$2]/4" office:value-type="float" office:value="1432.5" calcext:value-type="float">
            <text:p>1433</text:p>
          </table:table-cell>
          <table:table-cell table:formula="of:=[.C67]+[.$B$2]*[.C$5]+RANDBETWEEN(1;[.C$3])*[.C$5]*[.$B$2]/4" office:value-type="float" office:value="186.875" calcext:value-type="float">
            <text:p>187</text:p>
          </table:table-cell>
          <table:table-cell table:formula="of:=[.D67]+[.$B$2]*[.D$5]+RANDBETWEEN(1;[.D$3])*[.D$5]*[.$B$2]/4" office:value-type="float" office:value="33.75" calcext:value-type="float">
            <text:p>34</text:p>
          </table:table-cell>
          <table:table-cell table:formula="of:=[.E67]+[.$B$2]*[.E$5]+RANDBETWEEN(1;[.E$3])*[.E$5]*[.$B$2]/4" office:value-type="float" office:value="31.6875" calcext:value-type="float">
            <text:p>32</text:p>
          </table:table-cell>
          <table:table-cell table:formula="of:=[.F67]+[.$B$2]*[.F$5]+RANDBETWEEN(1;[.F$3])*[.F$5]*[.$B$2]/4" office:value-type="float" office:value="33.6875" calcext:value-type="float">
            <text:p>34</text:p>
          </table:table-cell>
          <table:table-cell table:formula="of:=[.G67]+[.$B$2]*[.G$5]+RANDBETWEEN(1;[.G$3])*[.G$5]*[.$B$2]/4" office:value-type="float" office:value="31.9375" calcext:value-type="float">
            <text:p>32</text:p>
          </table:table-cell>
          <table:table-cell table:formula="of:=[.H67]+[.$B$2]*[.H$5]+RANDBETWEEN(1;[.H$3])*[.H$5]*[.$B$2]/4" office:value-type="float" office:value="29.6875" calcext:value-type="float">
            <text:p>30</text:p>
          </table:table-cell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table:formula="of:=[.B68]+[.$B$2]*[.B$5]+RANDBETWEEN(1;[.B$3])*[.B$5]*[.$B$2]/4" office:value-type="float" office:value="1451.25" calcext:value-type="float">
            <text:p>1451</text:p>
          </table:table-cell>
          <table:table-cell table:formula="of:=[.C68]+[.$B$2]*[.C$5]+RANDBETWEEN(1;[.C$3])*[.C$5]*[.$B$2]/4" office:value-type="float" office:value="188.4375" calcext:value-type="float">
            <text:p>188</text:p>
          </table:table-cell>
          <table:table-cell table:formula="of:=[.D68]+[.$B$2]*[.D$5]+RANDBETWEEN(1;[.D$3])*[.D$5]*[.$B$2]/4" office:value-type="float" office:value="34.0625" calcext:value-type="float">
            <text:p>34</text:p>
          </table:table-cell>
          <table:table-cell table:formula="of:=[.E68]+[.$B$2]*[.E$5]+RANDBETWEEN(1;[.E$3])*[.E$5]*[.$B$2]/4" office:value-type="float" office:value="32" calcext:value-type="float">
            <text:p>32</text:p>
          </table:table-cell>
          <table:table-cell table:formula="of:=[.F68]+[.$B$2]*[.F$5]+RANDBETWEEN(1;[.F$3])*[.F$5]*[.$B$2]/4" office:value-type="float" office:value="34.0625" calcext:value-type="float">
            <text:p>34</text:p>
          </table:table-cell>
          <table:table-cell table:formula="of:=[.G68]+[.$B$2]*[.G$5]+RANDBETWEEN(1;[.G$3])*[.G$5]*[.$B$2]/4" office:value-type="float" office:value="32.3125" calcext:value-type="float">
            <text:p>32</text:p>
          </table:table-cell>
          <table:table-cell table:formula="of:=[.H68]+[.$B$2]*[.H$5]+RANDBETWEEN(1;[.H$3])*[.H$5]*[.$B$2]/4" office:value-type="float" office:value="30" calcext:value-type="float">
            <text:p>30</text:p>
          </table:table-cell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table:formula="of:=[.B69]+[.$B$2]*[.B$5]+RANDBETWEEN(1;[.B$3])*[.B$5]*[.$B$2]/4" office:value-type="float" office:value="1462.5" calcext:value-type="float">
            <text:p>1463</text:p>
          </table:table-cell>
          <table:table-cell table:formula="of:=[.C69]+[.$B$2]*[.C$5]+RANDBETWEEN(1;[.C$3])*[.C$5]*[.$B$2]/4" office:value-type="float" office:value="190" calcext:value-type="float">
            <text:p>190</text:p>
          </table:table-cell>
          <table:table-cell table:formula="of:=[.D69]+[.$B$2]*[.D$5]+RANDBETWEEN(1;[.D$3])*[.D$5]*[.$B$2]/4" office:value-type="float" office:value="34.4375" calcext:value-type="float">
            <text:p>34</text:p>
          </table:table-cell>
          <table:table-cell table:formula="of:=[.E69]+[.$B$2]*[.E$5]+RANDBETWEEN(1;[.E$3])*[.E$5]*[.$B$2]/4" office:value-type="float" office:value="32.375" calcext:value-type="float">
            <text:p>32</text:p>
          </table:table-cell>
          <table:table-cell table:formula="of:=[.F69]+[.$B$2]*[.F$5]+RANDBETWEEN(1;[.F$3])*[.F$5]*[.$B$2]/4" office:value-type="float" office:value="34.5" calcext:value-type="float">
            <text:p>35</text:p>
          </table:table-cell>
          <table:table-cell table:formula="of:=[.G69]+[.$B$2]*[.G$5]+RANDBETWEEN(1;[.G$3])*[.G$5]*[.$B$2]/4" office:value-type="float" office:value="32.6875" calcext:value-type="float">
            <text:p>33</text:p>
          </table:table-cell>
          <table:table-cell table:formula="of:=[.H69]+[.$B$2]*[.H$5]+RANDBETWEEN(1;[.H$3])*[.H$5]*[.$B$2]/4" office:value-type="float" office:value="30.3125" calcext:value-type="float">
            <text:p>30</text:p>
          </table:table-cell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table:formula="of:=[.B70]+[.$B$2]*[.B$5]+RANDBETWEEN(1;[.B$3])*[.B$5]*[.$B$2]/4" office:value-type="float" office:value="1471.875" calcext:value-type="float">
            <text:p>1472</text:p>
          </table:table-cell>
          <table:table-cell table:formula="of:=[.C70]+[.$B$2]*[.C$5]+RANDBETWEEN(1;[.C$3])*[.C$5]*[.$B$2]/4" office:value-type="float" office:value="192.8125" calcext:value-type="float">
            <text:p>193</text:p>
          </table:table-cell>
          <table:table-cell table:formula="of:=[.D70]+[.$B$2]*[.D$5]+RANDBETWEEN(1;[.D$3])*[.D$5]*[.$B$2]/4" office:value-type="float" office:value="34.875" calcext:value-type="float">
            <text:p>35</text:p>
          </table:table-cell>
          <table:table-cell table:formula="of:=[.E70]+[.$B$2]*[.E$5]+RANDBETWEEN(1;[.E$3])*[.E$5]*[.$B$2]/4" office:value-type="float" office:value="32.75" calcext:value-type="float">
            <text:p>33</text:p>
          </table:table-cell>
          <table:table-cell table:formula="of:=[.F70]+[.$B$2]*[.F$5]+RANDBETWEEN(1;[.F$3])*[.F$5]*[.$B$2]/4" office:value-type="float" office:value="34.9375" calcext:value-type="float">
            <text:p>35</text:p>
          </table:table-cell>
          <table:table-cell table:formula="of:=[.G70]+[.$B$2]*[.G$5]+RANDBETWEEN(1;[.G$3])*[.G$5]*[.$B$2]/4" office:value-type="float" office:value="33" calcext:value-type="float">
            <text:p>33</text:p>
          </table:table-cell>
          <table:table-cell table:formula="of:=[.H70]+[.$B$2]*[.H$5]+RANDBETWEEN(1;[.H$3])*[.H$5]*[.$B$2]/4" office:value-type="float" office:value="30.625" calcext:value-type="float">
            <text:p>31</text:p>
          </table:table-cell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table:formula="of:=[.B71]+[.$B$2]*[.B$5]+RANDBETWEEN(1;[.B$3])*[.B$5]*[.$B$2]/4" office:value-type="float" office:value="1492.5" calcext:value-type="float">
            <text:p>1493</text:p>
          </table:table-cell>
          <table:table-cell table:formula="of:=[.C71]+[.$B$2]*[.C$5]+RANDBETWEEN(1;[.C$3])*[.C$5]*[.$B$2]/4" office:value-type="float" office:value="195.3125" calcext:value-type="float">
            <text:p>195</text:p>
          </table:table-cell>
          <table:table-cell table:formula="of:=[.D71]+[.$B$2]*[.D$5]+RANDBETWEEN(1;[.D$3])*[.D$5]*[.$B$2]/4" office:value-type="float" office:value="35.1875" calcext:value-type="float">
            <text:p>35</text:p>
          </table:table-cell>
          <table:table-cell table:formula="of:=[.E71]+[.$B$2]*[.E$5]+RANDBETWEEN(1;[.E$3])*[.E$5]*[.$B$2]/4" office:value-type="float" office:value="33.0625" calcext:value-type="float">
            <text:p>33</text:p>
          </table:table-cell>
          <table:table-cell table:formula="of:=[.F71]+[.$B$2]*[.F$5]+RANDBETWEEN(1;[.F$3])*[.F$5]*[.$B$2]/4" office:value-type="float" office:value="35.375" calcext:value-type="float">
            <text:p>35</text:p>
          </table:table-cell>
          <table:table-cell table:formula="of:=[.G71]+[.$B$2]*[.G$5]+RANDBETWEEN(1;[.G$3])*[.G$5]*[.$B$2]/4" office:value-type="float" office:value="33.375" calcext:value-type="float">
            <text:p>33</text:p>
          </table:table-cell>
          <table:table-cell table:formula="of:=[.H71]+[.$B$2]*[.H$5]+RANDBETWEEN(1;[.H$3])*[.H$5]*[.$B$2]/4" office:value-type="float" office:value="30.9375" calcext:value-type="float">
            <text:p>31</text:p>
          </table:table-cell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table:formula="of:=[.B72]+[.$B$2]*[.B$5]+RANDBETWEEN(1;[.B$3])*[.B$5]*[.$B$2]/4" office:value-type="float" office:value="1515" calcext:value-type="float">
            <text:p>1515</text:p>
          </table:table-cell>
          <table:table-cell table:formula="of:=[.C72]+[.$B$2]*[.C$5]+RANDBETWEEN(1;[.C$3])*[.C$5]*[.$B$2]/4" office:value-type="float" office:value="197.1875" calcext:value-type="float">
            <text:p>197</text:p>
          </table:table-cell>
          <table:table-cell table:formula="of:=[.D72]+[.$B$2]*[.D$5]+RANDBETWEEN(1;[.D$3])*[.D$5]*[.$B$2]/4" office:value-type="float" office:value="35.625" calcext:value-type="float">
            <text:p>36</text:p>
          </table:table-cell>
          <table:table-cell table:formula="of:=[.E72]+[.$B$2]*[.E$5]+RANDBETWEEN(1;[.E$3])*[.E$5]*[.$B$2]/4" office:value-type="float" office:value="33.375" calcext:value-type="float">
            <text:p>33</text:p>
          </table:table-cell>
          <table:table-cell table:formula="of:=[.F72]+[.$B$2]*[.F$5]+RANDBETWEEN(1;[.F$3])*[.F$5]*[.$B$2]/4" office:value-type="float" office:value="35.8125" calcext:value-type="float">
            <text:p>36</text:p>
          </table:table-cell>
          <table:table-cell table:formula="of:=[.G72]+[.$B$2]*[.G$5]+RANDBETWEEN(1;[.G$3])*[.G$5]*[.$B$2]/4" office:value-type="float" office:value="33.6875" calcext:value-type="float">
            <text:p>34</text:p>
          </table:table-cell>
          <table:table-cell table:formula="of:=[.H72]+[.$B$2]*[.H$5]+RANDBETWEEN(1;[.H$3])*[.H$5]*[.$B$2]/4" office:value-type="float" office:value="31.25" calcext:value-type="float">
            <text:p>31</text:p>
          </table:table-cell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table:formula="of:=[.B73]+[.$B$2]*[.B$5]+RANDBETWEEN(1;[.B$3])*[.B$5]*[.$B$2]/4" office:value-type="float" office:value="1528.125" calcext:value-type="float">
            <text:p>1528</text:p>
          </table:table-cell>
          <table:table-cell table:formula="of:=[.C73]+[.$B$2]*[.C$5]+RANDBETWEEN(1;[.C$3])*[.C$5]*[.$B$2]/4" office:value-type="float" office:value="199.6875" calcext:value-type="float">
            <text:p>200</text:p>
          </table:table-cell>
          <table:table-cell table:formula="of:=[.D73]+[.$B$2]*[.D$5]+RANDBETWEEN(1;[.D$3])*[.D$5]*[.$B$2]/4" office:value-type="float" office:value="35.9375" calcext:value-type="float">
            <text:p>36</text:p>
          </table:table-cell>
          <table:table-cell table:formula="of:=[.E73]+[.$B$2]*[.E$5]+RANDBETWEEN(1;[.E$3])*[.E$5]*[.$B$2]/4" office:value-type="float" office:value="33.75" calcext:value-type="float">
            <text:p>34</text:p>
          </table:table-cell>
          <table:table-cell table:formula="of:=[.F73]+[.$B$2]*[.F$5]+RANDBETWEEN(1;[.F$3])*[.F$5]*[.$B$2]/4" office:value-type="float" office:value="36.125" calcext:value-type="float">
            <text:p>36</text:p>
          </table:table-cell>
          <table:table-cell table:formula="of:=[.G73]+[.$B$2]*[.G$5]+RANDBETWEEN(1;[.G$3])*[.G$5]*[.$B$2]/4" office:value-type="float" office:value="34" calcext:value-type="float">
            <text:p>34</text:p>
          </table:table-cell>
          <table:table-cell table:formula="of:=[.H73]+[.$B$2]*[.H$5]+RANDBETWEEN(1;[.H$3])*[.H$5]*[.$B$2]/4" office:value-type="float" office:value="31.5625" calcext:value-type="float">
            <text:p>32</text:p>
          </table:table-cell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table:formula="of:=[.B74]+[.$B$2]*[.B$5]+RANDBETWEEN(1;[.B$3])*[.B$5]*[.$B$2]/4" office:value-type="float" office:value="1543.125" calcext:value-type="float">
            <text:p>1543</text:p>
          </table:table-cell>
          <table:table-cell table:formula="of:=[.C74]+[.$B$2]*[.C$5]+RANDBETWEEN(1;[.C$3])*[.C$5]*[.$B$2]/4" office:value-type="float" office:value="201.875" calcext:value-type="float">
            <text:p>202</text:p>
          </table:table-cell>
          <table:table-cell table:formula="of:=[.D74]+[.$B$2]*[.D$5]+RANDBETWEEN(1;[.D$3])*[.D$5]*[.$B$2]/4" office:value-type="float" office:value="36.25" calcext:value-type="float">
            <text:p>36</text:p>
          </table:table-cell>
          <table:table-cell table:formula="of:=[.E74]+[.$B$2]*[.E$5]+RANDBETWEEN(1;[.E$3])*[.E$5]*[.$B$2]/4" office:value-type="float" office:value="34.0625" calcext:value-type="float">
            <text:p>34</text:p>
          </table:table-cell>
          <table:table-cell table:formula="of:=[.F74]+[.$B$2]*[.F$5]+RANDBETWEEN(1;[.F$3])*[.F$5]*[.$B$2]/4" office:value-type="float" office:value="36.4375" calcext:value-type="float">
            <text:p>36</text:p>
          </table:table-cell>
          <table:table-cell table:formula="of:=[.G74]+[.$B$2]*[.G$5]+RANDBETWEEN(1;[.G$3])*[.G$5]*[.$B$2]/4" office:value-type="float" office:value="34.375" calcext:value-type="float">
            <text:p>34</text:p>
          </table:table-cell>
          <table:table-cell table:formula="of:=[.H74]+[.$B$2]*[.H$5]+RANDBETWEEN(1;[.H$3])*[.H$5]*[.$B$2]/4" office:value-type="float" office:value="31.875" calcext:value-type="float">
            <text:p>32</text:p>
          </table:table-cell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table:formula="of:=[.B75]+[.$B$2]*[.B$5]+RANDBETWEEN(1;[.B$3])*[.B$5]*[.$B$2]/4" office:value-type="float" office:value="1561.875" calcext:value-type="float">
            <text:p>1562</text:p>
          </table:table-cell>
          <table:table-cell table:formula="of:=[.C75]+[.$B$2]*[.C$5]+RANDBETWEEN(1;[.C$3])*[.C$5]*[.$B$2]/4" office:value-type="float" office:value="204.0625" calcext:value-type="float">
            <text:p>204</text:p>
          </table:table-cell>
          <table:table-cell table:formula="of:=[.D75]+[.$B$2]*[.D$5]+RANDBETWEEN(1;[.D$3])*[.D$5]*[.$B$2]/4" office:value-type="float" office:value="36.6875" calcext:value-type="float">
            <text:p>37</text:p>
          </table:table-cell>
          <table:table-cell table:formula="of:=[.E75]+[.$B$2]*[.E$5]+RANDBETWEEN(1;[.E$3])*[.E$5]*[.$B$2]/4" office:value-type="float" office:value="34.4375" calcext:value-type="float">
            <text:p>34</text:p>
          </table:table-cell>
          <table:table-cell table:formula="of:=[.F75]+[.$B$2]*[.F$5]+RANDBETWEEN(1;[.F$3])*[.F$5]*[.$B$2]/4" office:value-type="float" office:value="36.875" calcext:value-type="float">
            <text:p>37</text:p>
          </table:table-cell>
          <table:table-cell table:formula="of:=[.G75]+[.$B$2]*[.G$5]+RANDBETWEEN(1;[.G$3])*[.G$5]*[.$B$2]/4" office:value-type="float" office:value="34.6875" calcext:value-type="float">
            <text:p>35</text:p>
          </table:table-cell>
          <table:table-cell table:formula="of:=[.H75]+[.$B$2]*[.H$5]+RANDBETWEEN(1;[.H$3])*[.H$5]*[.$B$2]/4" office:value-type="float" office:value="32.1875" calcext:value-type="float">
            <text:p>32</text:p>
          </table:table-cell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table:formula="of:=[.B76]+[.$B$2]*[.B$5]+RANDBETWEEN(1;[.B$3])*[.B$5]*[.$B$2]/4" office:value-type="float" office:value="1576.875" calcext:value-type="float">
            <text:p>1577</text:p>
          </table:table-cell>
          <table:table-cell table:formula="of:=[.C76]+[.$B$2]*[.C$5]+RANDBETWEEN(1;[.C$3])*[.C$5]*[.$B$2]/4" office:value-type="float" office:value="206.5625" calcext:value-type="float">
            <text:p>207</text:p>
          </table:table-cell>
          <table:table-cell table:formula="of:=[.D76]+[.$B$2]*[.D$5]+RANDBETWEEN(1;[.D$3])*[.D$5]*[.$B$2]/4" office:value-type="float" office:value="37.125" calcext:value-type="float">
            <text:p>37</text:p>
          </table:table-cell>
          <table:table-cell table:formula="of:=[.E76]+[.$B$2]*[.E$5]+RANDBETWEEN(1;[.E$3])*[.E$5]*[.$B$2]/4" office:value-type="float" office:value="34.8125" calcext:value-type="float">
            <text:p>35</text:p>
          </table:table-cell>
          <table:table-cell table:formula="of:=[.F76]+[.$B$2]*[.F$5]+RANDBETWEEN(1;[.F$3])*[.F$5]*[.$B$2]/4" office:value-type="float" office:value="37.1875" calcext:value-type="float">
            <text:p>37</text:p>
          </table:table-cell>
          <table:table-cell table:formula="of:=[.G76]+[.$B$2]*[.G$5]+RANDBETWEEN(1;[.G$3])*[.G$5]*[.$B$2]/4" office:value-type="float" office:value="35" calcext:value-type="float">
            <text:p>35</text:p>
          </table:table-cell>
          <table:table-cell table:formula="of:=[.H76]+[.$B$2]*[.H$5]+RANDBETWEEN(1;[.H$3])*[.H$5]*[.$B$2]/4" office:value-type="float" office:value="32.5" calcext:value-type="float">
            <text:p>33</text:p>
          </table:table-cell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table:formula="of:=[.B77]+[.$B$2]*[.B$5]+RANDBETWEEN(1;[.B$3])*[.B$5]*[.$B$2]/4" office:value-type="float" office:value="1603.125" calcext:value-type="float">
            <text:p>1603</text:p>
          </table:table-cell>
          <table:table-cell table:formula="of:=[.C77]+[.$B$2]*[.C$5]+RANDBETWEEN(1;[.C$3])*[.C$5]*[.$B$2]/4" office:value-type="float" office:value="209.0625" calcext:value-type="float">
            <text:p>209</text:p>
          </table:table-cell>
          <table:table-cell table:formula="of:=[.D77]+[.$B$2]*[.D$5]+RANDBETWEEN(1;[.D$3])*[.D$5]*[.$B$2]/4" office:value-type="float" office:value="37.5" calcext:value-type="float">
            <text:p>38</text:p>
          </table:table-cell>
          <table:table-cell table:formula="of:=[.E77]+[.$B$2]*[.E$5]+RANDBETWEEN(1;[.E$3])*[.E$5]*[.$B$2]/4" office:value-type="float" office:value="35.125" calcext:value-type="float">
            <text:p>35</text:p>
          </table:table-cell>
          <table:table-cell table:formula="of:=[.F77]+[.$B$2]*[.F$5]+RANDBETWEEN(1;[.F$3])*[.F$5]*[.$B$2]/4" office:value-type="float" office:value="37.625" calcext:value-type="float">
            <text:p>38</text:p>
          </table:table-cell>
          <table:table-cell table:formula="of:=[.G77]+[.$B$2]*[.G$5]+RANDBETWEEN(1;[.G$3])*[.G$5]*[.$B$2]/4" office:value-type="float" office:value="35.375" calcext:value-type="float">
            <text:p>35</text:p>
          </table:table-cell>
          <table:table-cell table:formula="of:=[.H77]+[.$B$2]*[.H$5]+RANDBETWEEN(1;[.H$3])*[.H$5]*[.$B$2]/4" office:value-type="float" office:value="32.8125" calcext:value-type="float">
            <text:p>33</text:p>
          </table:table-cell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table:formula="of:=[.B78]+[.$B$2]*[.B$5]+RANDBETWEEN(1;[.B$3])*[.B$5]*[.$B$2]/4" office:value-type="float" office:value="1625.625" calcext:value-type="float">
            <text:p>1626</text:p>
          </table:table-cell>
          <table:table-cell table:formula="of:=[.C78]+[.$B$2]*[.C$5]+RANDBETWEEN(1;[.C$3])*[.C$5]*[.$B$2]/4" office:value-type="float" office:value="211.25" calcext:value-type="float">
            <text:p>211</text:p>
          </table:table-cell>
          <table:table-cell table:formula="of:=[.D78]+[.$B$2]*[.D$5]+RANDBETWEEN(1;[.D$3])*[.D$5]*[.$B$2]/4" office:value-type="float" office:value="37.9375" calcext:value-type="float">
            <text:p>38</text:p>
          </table:table-cell>
          <table:table-cell table:formula="of:=[.E78]+[.$B$2]*[.E$5]+RANDBETWEEN(1;[.E$3])*[.E$5]*[.$B$2]/4" office:value-type="float" office:value="35.5" calcext:value-type="float">
            <text:p>36</text:p>
          </table:table-cell>
          <table:table-cell table:formula="of:=[.F78]+[.$B$2]*[.F$5]+RANDBETWEEN(1;[.F$3])*[.F$5]*[.$B$2]/4" office:value-type="float" office:value="38" calcext:value-type="float">
            <text:p>38</text:p>
          </table:table-cell>
          <table:table-cell table:formula="of:=[.G78]+[.$B$2]*[.G$5]+RANDBETWEEN(1;[.G$3])*[.G$5]*[.$B$2]/4" office:value-type="float" office:value="35.75" calcext:value-type="float">
            <text:p>36</text:p>
          </table:table-cell>
          <table:table-cell table:formula="of:=[.H78]+[.$B$2]*[.H$5]+RANDBETWEEN(1;[.H$3])*[.H$5]*[.$B$2]/4" office:value-type="float" office:value="33.125" calcext:value-type="float">
            <text:p>33</text:p>
          </table:table-cell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table:formula="of:=[.B79]+[.$B$2]*[.B$5]+RANDBETWEEN(1;[.B$3])*[.B$5]*[.$B$2]/4" office:value-type="float" office:value="1642.5" calcext:value-type="float">
            <text:p>1643</text:p>
          </table:table-cell>
          <table:table-cell table:formula="of:=[.C79]+[.$B$2]*[.C$5]+RANDBETWEEN(1;[.C$3])*[.C$5]*[.$B$2]/4" office:value-type="float" office:value="213.125" calcext:value-type="float">
            <text:p>213</text:p>
          </table:table-cell>
          <table:table-cell table:formula="of:=[.D79]+[.$B$2]*[.D$5]+RANDBETWEEN(1;[.D$3])*[.D$5]*[.$B$2]/4" office:value-type="float" office:value="38.3125" calcext:value-type="float">
            <text:p>38</text:p>
          </table:table-cell>
          <table:table-cell table:formula="of:=[.E79]+[.$B$2]*[.E$5]+RANDBETWEEN(1;[.E$3])*[.E$5]*[.$B$2]/4" office:value-type="float" office:value="35.875" calcext:value-type="float">
            <text:p>36</text:p>
          </table:table-cell>
          <table:table-cell table:formula="of:=[.F79]+[.$B$2]*[.F$5]+RANDBETWEEN(1;[.F$3])*[.F$5]*[.$B$2]/4" office:value-type="float" office:value="38.3125" calcext:value-type="float">
            <text:p>38</text:p>
          </table:table-cell>
          <table:table-cell table:formula="of:=[.G79]+[.$B$2]*[.G$5]+RANDBETWEEN(1;[.G$3])*[.G$5]*[.$B$2]/4" office:value-type="float" office:value="36.0625" calcext:value-type="float">
            <text:p>36</text:p>
          </table:table-cell>
          <table:table-cell table:formula="of:=[.H79]+[.$B$2]*[.H$5]+RANDBETWEEN(1;[.H$3])*[.H$5]*[.$B$2]/4" office:value-type="float" office:value="33.4375" calcext:value-type="float">
            <text:p>33</text:p>
          </table:table-cell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table:formula="of:=[.B80]+[.$B$2]*[.B$5]+RANDBETWEEN(1;[.B$3])*[.B$5]*[.$B$2]/4" office:value-type="float" office:value="1666.875" calcext:value-type="float">
            <text:p>1667</text:p>
          </table:table-cell>
          <table:table-cell table:formula="of:=[.C80]+[.$B$2]*[.C$5]+RANDBETWEEN(1;[.C$3])*[.C$5]*[.$B$2]/4" office:value-type="float" office:value="215.9375" calcext:value-type="float">
            <text:p>216</text:p>
          </table:table-cell>
          <table:table-cell table:formula="of:=[.D80]+[.$B$2]*[.D$5]+RANDBETWEEN(1;[.D$3])*[.D$5]*[.$B$2]/4" office:value-type="float" office:value="38.625" calcext:value-type="float">
            <text:p>39</text:p>
          </table:table-cell>
          <table:table-cell table:formula="of:=[.E80]+[.$B$2]*[.E$5]+RANDBETWEEN(1;[.E$3])*[.E$5]*[.$B$2]/4" office:value-type="float" office:value="36.1875" calcext:value-type="float">
            <text:p>36</text:p>
          </table:table-cell>
          <table:table-cell table:formula="of:=[.F80]+[.$B$2]*[.F$5]+RANDBETWEEN(1;[.F$3])*[.F$5]*[.$B$2]/4" office:value-type="float" office:value="38.6875" calcext:value-type="float">
            <text:p>39</text:p>
          </table:table-cell>
          <table:table-cell table:formula="of:=[.G80]+[.$B$2]*[.G$5]+RANDBETWEEN(1;[.G$3])*[.G$5]*[.$B$2]/4" office:value-type="float" office:value="36.375" calcext:value-type="float">
            <text:p>36</text:p>
          </table:table-cell>
          <table:table-cell table:formula="of:=[.H80]+[.$B$2]*[.H$5]+RANDBETWEEN(1;[.H$3])*[.H$5]*[.$B$2]/4" office:value-type="float" office:value="33.75" calcext:value-type="float">
            <text:p>34</text:p>
          </table:table-cell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table:formula="of:=[.B81]+[.$B$2]*[.B$5]+RANDBETWEEN(1;[.B$3])*[.B$5]*[.$B$2]/4" office:value-type="float" office:value="1678.125" calcext:value-type="float">
            <text:p>1678</text:p>
          </table:table-cell>
          <table:table-cell table:formula="of:=[.C81]+[.$B$2]*[.C$5]+RANDBETWEEN(1;[.C$3])*[.C$5]*[.$B$2]/4" office:value-type="float" office:value="218.125" calcext:value-type="float">
            <text:p>218</text:p>
          </table:table-cell>
          <table:table-cell table:formula="of:=[.D81]+[.$B$2]*[.D$5]+RANDBETWEEN(1;[.D$3])*[.D$5]*[.$B$2]/4" office:value-type="float" office:value="39.0625" calcext:value-type="float">
            <text:p>39</text:p>
          </table:table-cell>
          <table:table-cell table:formula="of:=[.E81]+[.$B$2]*[.E$5]+RANDBETWEEN(1;[.E$3])*[.E$5]*[.$B$2]/4" office:value-type="float" office:value="36.5" calcext:value-type="float">
            <text:p>37</text:p>
          </table:table-cell>
          <table:table-cell table:formula="of:=[.F81]+[.$B$2]*[.F$5]+RANDBETWEEN(1;[.F$3])*[.F$5]*[.$B$2]/4" office:value-type="float" office:value="39.0625" calcext:value-type="float">
            <text:p>39</text:p>
          </table:table-cell>
          <table:table-cell table:formula="of:=[.G81]+[.$B$2]*[.G$5]+RANDBETWEEN(1;[.G$3])*[.G$5]*[.$B$2]/4" office:value-type="float" office:value="36.75" calcext:value-type="float">
            <text:p>37</text:p>
          </table:table-cell>
          <table:table-cell table:formula="of:=[.H81]+[.$B$2]*[.H$5]+RANDBETWEEN(1;[.H$3])*[.H$5]*[.$B$2]/4" office:value-type="float" office:value="34.0625" calcext:value-type="float">
            <text:p>34</text:p>
          </table:table-cell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table:formula="of:=[.B82]+[.$B$2]*[.B$5]+RANDBETWEEN(1;[.B$3])*[.B$5]*[.$B$2]/4" office:value-type="float" office:value="1700.625" calcext:value-type="float">
            <text:p>1701</text:p>
          </table:table-cell>
          <table:table-cell table:formula="of:=[.C82]+[.$B$2]*[.C$5]+RANDBETWEEN(1;[.C$3])*[.C$5]*[.$B$2]/4" office:value-type="float" office:value="220.3125" calcext:value-type="float">
            <text:p>220</text:p>
          </table:table-cell>
          <table:table-cell table:formula="of:=[.D82]+[.$B$2]*[.D$5]+RANDBETWEEN(1;[.D$3])*[.D$5]*[.$B$2]/4" office:value-type="float" office:value="39.375" calcext:value-type="float">
            <text:p>39</text:p>
          </table:table-cell>
          <table:table-cell table:formula="of:=[.E82]+[.$B$2]*[.E$5]+RANDBETWEEN(1;[.E$3])*[.E$5]*[.$B$2]/4" office:value-type="float" office:value="36.8125" calcext:value-type="float">
            <text:p>37</text:p>
          </table:table-cell>
          <table:table-cell table:formula="of:=[.F82]+[.$B$2]*[.F$5]+RANDBETWEEN(1;[.F$3])*[.F$5]*[.$B$2]/4" office:value-type="float" office:value="39.5" calcext:value-type="float">
            <text:p>40</text:p>
          </table:table-cell>
          <table:table-cell table:formula="of:=[.G82]+[.$B$2]*[.G$5]+RANDBETWEEN(1;[.G$3])*[.G$5]*[.$B$2]/4" office:value-type="float" office:value="37.0625" calcext:value-type="float">
            <text:p>37</text:p>
          </table:table-cell>
          <table:table-cell table:formula="of:=[.H82]+[.$B$2]*[.H$5]+RANDBETWEEN(1;[.H$3])*[.H$5]*[.$B$2]/4" office:value-type="float" office:value="34.375" calcext:value-type="float">
            <text:p>34</text:p>
          </table:table-cell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table:formula="of:=[.B83]+[.$B$2]*[.B$5]+RANDBETWEEN(1;[.B$3])*[.B$5]*[.$B$2]/4" office:value-type="float" office:value="1713.75" calcext:value-type="float">
            <text:p>1714</text:p>
          </table:table-cell>
          <table:table-cell table:formula="of:=[.C83]+[.$B$2]*[.C$5]+RANDBETWEEN(1;[.C$3])*[.C$5]*[.$B$2]/4" office:value-type="float" office:value="222.5" calcext:value-type="float">
            <text:p>223</text:p>
          </table:table-cell>
          <table:table-cell table:formula="of:=[.D83]+[.$B$2]*[.D$5]+RANDBETWEEN(1;[.D$3])*[.D$5]*[.$B$2]/4" office:value-type="float" office:value="39.75" calcext:value-type="float">
            <text:p>40</text:p>
          </table:table-cell>
          <table:table-cell table:formula="of:=[.E83]+[.$B$2]*[.E$5]+RANDBETWEEN(1;[.E$3])*[.E$5]*[.$B$2]/4" office:value-type="float" office:value="37.1875" calcext:value-type="float">
            <text:p>37</text:p>
          </table:table-cell>
          <table:table-cell table:formula="of:=[.F83]+[.$B$2]*[.F$5]+RANDBETWEEN(1;[.F$3])*[.F$5]*[.$B$2]/4" office:value-type="float" office:value="39.8125" calcext:value-type="float">
            <text:p>40</text:p>
          </table:table-cell>
          <table:table-cell table:formula="of:=[.G83]+[.$B$2]*[.G$5]+RANDBETWEEN(1;[.G$3])*[.G$5]*[.$B$2]/4" office:value-type="float" office:value="37.375" calcext:value-type="float">
            <text:p>37</text:p>
          </table:table-cell>
          <table:table-cell table:formula="of:=[.H83]+[.$B$2]*[.H$5]+RANDBETWEEN(1;[.H$3])*[.H$5]*[.$B$2]/4" office:value-type="float" office:value="34.6875" calcext:value-type="float">
            <text:p>35</text:p>
          </table:table-cell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table:formula="of:=[.B84]+[.$B$2]*[.B$5]+RANDBETWEEN(1;[.B$3])*[.B$5]*[.$B$2]/4" office:value-type="float" office:value="1738.125" calcext:value-type="float">
            <text:p>1738</text:p>
          </table:table-cell>
          <table:table-cell table:formula="of:=[.C84]+[.$B$2]*[.C$5]+RANDBETWEEN(1;[.C$3])*[.C$5]*[.$B$2]/4" office:value-type="float" office:value="224.6875" calcext:value-type="float">
            <text:p>225</text:p>
          </table:table-cell>
          <table:table-cell table:formula="of:=[.D84]+[.$B$2]*[.D$5]+RANDBETWEEN(1;[.D$3])*[.D$5]*[.$B$2]/4" office:value-type="float" office:value="40.125" calcext:value-type="float">
            <text:p>40</text:p>
          </table:table-cell>
          <table:table-cell table:formula="of:=[.E84]+[.$B$2]*[.E$5]+RANDBETWEEN(1;[.E$3])*[.E$5]*[.$B$2]/4" office:value-type="float" office:value="37.5625" calcext:value-type="float">
            <text:p>38</text:p>
          </table:table-cell>
          <table:table-cell table:formula="of:=[.F84]+[.$B$2]*[.F$5]+RANDBETWEEN(1;[.F$3])*[.F$5]*[.$B$2]/4" office:value-type="float" office:value="40.125" calcext:value-type="float">
            <text:p>40</text:p>
          </table:table-cell>
          <table:table-cell table:formula="of:=[.G84]+[.$B$2]*[.G$5]+RANDBETWEEN(1;[.G$3])*[.G$5]*[.$B$2]/4" office:value-type="float" office:value="37.6875" calcext:value-type="float">
            <text:p>38</text:p>
          </table:table-cell>
          <table:table-cell table:formula="of:=[.H84]+[.$B$2]*[.H$5]+RANDBETWEEN(1;[.H$3])*[.H$5]*[.$B$2]/4" office:value-type="float" office:value="35" calcext:value-type="float">
            <text:p>35</text:p>
          </table:table-cell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table:formula="of:=[.B85]+[.$B$2]*[.B$5]+RANDBETWEEN(1;[.B$3])*[.B$5]*[.$B$2]/4" office:value-type="float" office:value="1756.875" calcext:value-type="float">
            <text:p>1757</text:p>
          </table:table-cell>
          <table:table-cell table:formula="of:=[.C85]+[.$B$2]*[.C$5]+RANDBETWEEN(1;[.C$3])*[.C$5]*[.$B$2]/4" office:value-type="float" office:value="227.5" calcext:value-type="float">
            <text:p>228</text:p>
          </table:table-cell>
          <table:table-cell table:formula="of:=[.D85]+[.$B$2]*[.D$5]+RANDBETWEEN(1;[.D$3])*[.D$5]*[.$B$2]/4" office:value-type="float" office:value="40.5625" calcext:value-type="float">
            <text:p>41</text:p>
          </table:table-cell>
          <table:table-cell table:formula="of:=[.E85]+[.$B$2]*[.E$5]+RANDBETWEEN(1;[.E$3])*[.E$5]*[.$B$2]/4" office:value-type="float" office:value="37.875" calcext:value-type="float">
            <text:p>38</text:p>
          </table:table-cell>
          <table:table-cell table:formula="of:=[.F85]+[.$B$2]*[.F$5]+RANDBETWEEN(1;[.F$3])*[.F$5]*[.$B$2]/4" office:value-type="float" office:value="40.4375" calcext:value-type="float">
            <text:p>40</text:p>
          </table:table-cell>
          <table:table-cell table:formula="of:=[.G85]+[.$B$2]*[.G$5]+RANDBETWEEN(1;[.G$3])*[.G$5]*[.$B$2]/4" office:value-type="float" office:value="38" calcext:value-type="float">
            <text:p>38</text:p>
          </table:table-cell>
          <table:table-cell table:formula="of:=[.H85]+[.$B$2]*[.H$5]+RANDBETWEEN(1;[.H$3])*[.H$5]*[.$B$2]/4" office:value-type="float" office:value="35.3125" calcext:value-type="float">
            <text:p>35</text:p>
          </table:table-cell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table:formula="of:=[.B86]+[.$B$2]*[.B$5]+RANDBETWEEN(1;[.B$3])*[.B$5]*[.$B$2]/4" office:value-type="float" office:value="1777.5" calcext:value-type="float">
            <text:p>1778</text:p>
          </table:table-cell>
          <table:table-cell table:formula="of:=[.C86]+[.$B$2]*[.C$5]+RANDBETWEEN(1;[.C$3])*[.C$5]*[.$B$2]/4" office:value-type="float" office:value="229.375" calcext:value-type="float">
            <text:p>229</text:p>
          </table:table-cell>
          <table:table-cell table:formula="of:=[.D86]+[.$B$2]*[.D$5]+RANDBETWEEN(1;[.D$3])*[.D$5]*[.$B$2]/4" office:value-type="float" office:value="40.875" calcext:value-type="float">
            <text:p>41</text:p>
          </table:table-cell>
          <table:table-cell table:formula="of:=[.E86]+[.$B$2]*[.E$5]+RANDBETWEEN(1;[.E$3])*[.E$5]*[.$B$2]/4" office:value-type="float" office:value="38.25" calcext:value-type="float">
            <text:p>38</text:p>
          </table:table-cell>
          <table:table-cell table:formula="of:=[.F86]+[.$B$2]*[.F$5]+RANDBETWEEN(1;[.F$3])*[.F$5]*[.$B$2]/4" office:value-type="float" office:value="40.75" calcext:value-type="float">
            <text:p>41</text:p>
          </table:table-cell>
          <table:table-cell table:formula="of:=[.G86]+[.$B$2]*[.G$5]+RANDBETWEEN(1;[.G$3])*[.G$5]*[.$B$2]/4" office:value-type="float" office:value="38.3125" calcext:value-type="float">
            <text:p>38</text:p>
          </table:table-cell>
          <table:table-cell table:formula="of:=[.H86]+[.$B$2]*[.H$5]+RANDBETWEEN(1;[.H$3])*[.H$5]*[.$B$2]/4" office:value-type="float" office:value="35.625" calcext:value-type="float">
            <text:p>36</text:p>
          </table:table-cell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table:formula="of:=[.B87]+[.$B$2]*[.B$5]+RANDBETWEEN(1;[.B$3])*[.B$5]*[.$B$2]/4" office:value-type="float" office:value="1788.75" calcext:value-type="float">
            <text:p>1789</text:p>
          </table:table-cell>
          <table:table-cell table:formula="of:=[.C87]+[.$B$2]*[.C$5]+RANDBETWEEN(1;[.C$3])*[.C$5]*[.$B$2]/4" office:value-type="float" office:value="231.875" calcext:value-type="float">
            <text:p>232</text:p>
          </table:table-cell>
          <table:table-cell table:formula="of:=[.D87]+[.$B$2]*[.D$5]+RANDBETWEEN(1;[.D$3])*[.D$5]*[.$B$2]/4" office:value-type="float" office:value="41.25" calcext:value-type="float">
            <text:p>41</text:p>
          </table:table-cell>
          <table:table-cell table:formula="of:=[.E87]+[.$B$2]*[.E$5]+RANDBETWEEN(1;[.E$3])*[.E$5]*[.$B$2]/4" office:value-type="float" office:value="38.5625" calcext:value-type="float">
            <text:p>39</text:p>
          </table:table-cell>
          <table:table-cell table:formula="of:=[.F87]+[.$B$2]*[.F$5]+RANDBETWEEN(1;[.F$3])*[.F$5]*[.$B$2]/4" office:value-type="float" office:value="41.0625" calcext:value-type="float">
            <text:p>41</text:p>
          </table:table-cell>
          <table:table-cell table:formula="of:=[.G87]+[.$B$2]*[.G$5]+RANDBETWEEN(1;[.G$3])*[.G$5]*[.$B$2]/4" office:value-type="float" office:value="38.625" calcext:value-type="float">
            <text:p>39</text:p>
          </table:table-cell>
          <table:table-cell table:formula="of:=[.H87]+[.$B$2]*[.H$5]+RANDBETWEEN(1;[.H$3])*[.H$5]*[.$B$2]/4" office:value-type="float" office:value="35.9375" calcext:value-type="float">
            <text:p>36</text:p>
          </table:table-cell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table:formula="of:=[.B88]+[.$B$2]*[.B$5]+RANDBETWEEN(1;[.B$3])*[.B$5]*[.$B$2]/4" office:value-type="float" office:value="1809.375" calcext:value-type="float">
            <text:p>1809</text:p>
          </table:table-cell>
          <table:table-cell table:formula="of:=[.C88]+[.$B$2]*[.C$5]+RANDBETWEEN(1;[.C$3])*[.C$5]*[.$B$2]/4" office:value-type="float" office:value="234.375" calcext:value-type="float">
            <text:p>234</text:p>
          </table:table-cell>
          <table:table-cell table:formula="of:=[.D88]+[.$B$2]*[.D$5]+RANDBETWEEN(1;[.D$3])*[.D$5]*[.$B$2]/4" office:value-type="float" office:value="41.5625" calcext:value-type="float">
            <text:p>42</text:p>
          </table:table-cell>
          <table:table-cell table:formula="of:=[.E88]+[.$B$2]*[.E$5]+RANDBETWEEN(1;[.E$3])*[.E$5]*[.$B$2]/4" office:value-type="float" office:value="38.875" calcext:value-type="float">
            <text:p>39</text:p>
          </table:table-cell>
          <table:table-cell table:formula="of:=[.F88]+[.$B$2]*[.F$5]+RANDBETWEEN(1;[.F$3])*[.F$5]*[.$B$2]/4" office:value-type="float" office:value="41.4375" calcext:value-type="float">
            <text:p>41</text:p>
          </table:table-cell>
          <table:table-cell table:formula="of:=[.G88]+[.$B$2]*[.G$5]+RANDBETWEEN(1;[.G$3])*[.G$5]*[.$B$2]/4" office:value-type="float" office:value="39" calcext:value-type="float">
            <text:p>39</text:p>
          </table:table-cell>
          <table:table-cell table:formula="of:=[.H88]+[.$B$2]*[.H$5]+RANDBETWEEN(1;[.H$3])*[.H$5]*[.$B$2]/4" office:value-type="float" office:value="36.25" calcext:value-type="float">
            <text:p>36</text:p>
          </table:table-cell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table:formula="of:=[.B89]+[.$B$2]*[.B$5]+RANDBETWEEN(1;[.B$3])*[.B$5]*[.$B$2]/4" office:value-type="float" office:value="1830" calcext:value-type="float">
            <text:p>1830</text:p>
          </table:table-cell>
          <table:table-cell table:formula="of:=[.C89]+[.$B$2]*[.C$5]+RANDBETWEEN(1;[.C$3])*[.C$5]*[.$B$2]/4" office:value-type="float" office:value="235.9375" calcext:value-type="float">
            <text:p>236</text:p>
          </table:table-cell>
          <table:table-cell table:formula="of:=[.D89]+[.$B$2]*[.D$5]+RANDBETWEEN(1;[.D$3])*[.D$5]*[.$B$2]/4" office:value-type="float" office:value="41.9375" calcext:value-type="float">
            <text:p>42</text:p>
          </table:table-cell>
          <table:table-cell table:formula="of:=[.E89]+[.$B$2]*[.E$5]+RANDBETWEEN(1;[.E$3])*[.E$5]*[.$B$2]/4" office:value-type="float" office:value="39.1875" calcext:value-type="float">
            <text:p>39</text:p>
          </table:table-cell>
          <table:table-cell table:formula="of:=[.F89]+[.$B$2]*[.F$5]+RANDBETWEEN(1;[.F$3])*[.F$5]*[.$B$2]/4" office:value-type="float" office:value="41.8125" calcext:value-type="float">
            <text:p>42</text:p>
          </table:table-cell>
          <table:table-cell table:formula="of:=[.G89]+[.$B$2]*[.G$5]+RANDBETWEEN(1;[.G$3])*[.G$5]*[.$B$2]/4" office:value-type="float" office:value="39.375" calcext:value-type="float">
            <text:p>39</text:p>
          </table:table-cell>
          <table:table-cell table:formula="of:=[.H89]+[.$B$2]*[.H$5]+RANDBETWEEN(1;[.H$3])*[.H$5]*[.$B$2]/4" office:value-type="float" office:value="36.5625" calcext:value-type="float">
            <text:p>37</text:p>
          </table:table-cell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table:formula="of:=[.B90]+[.$B$2]*[.B$5]+RANDBETWEEN(1;[.B$3])*[.B$5]*[.$B$2]/4" office:value-type="float" office:value="1850.625" calcext:value-type="float">
            <text:p>1851</text:p>
          </table:table-cell>
          <table:table-cell table:formula="of:=[.C90]+[.$B$2]*[.C$5]+RANDBETWEEN(1;[.C$3])*[.C$5]*[.$B$2]/4" office:value-type="float" office:value="237.5" calcext:value-type="float">
            <text:p>238</text:p>
          </table:table-cell>
          <table:table-cell table:formula="of:=[.D90]+[.$B$2]*[.D$5]+RANDBETWEEN(1;[.D$3])*[.D$5]*[.$B$2]/4" office:value-type="float" office:value="42.25" calcext:value-type="float">
            <text:p>42</text:p>
          </table:table-cell>
          <table:table-cell table:formula="of:=[.E90]+[.$B$2]*[.E$5]+RANDBETWEEN(1;[.E$3])*[.E$5]*[.$B$2]/4" office:value-type="float" office:value="39.5" calcext:value-type="float">
            <text:p>40</text:p>
          </table:table-cell>
          <table:table-cell table:formula="of:=[.F90]+[.$B$2]*[.F$5]+RANDBETWEEN(1;[.F$3])*[.F$5]*[.$B$2]/4" office:value-type="float" office:value="42.25" calcext:value-type="float">
            <text:p>42</text:p>
          </table:table-cell>
          <table:table-cell table:formula="of:=[.G90]+[.$B$2]*[.G$5]+RANDBETWEEN(1;[.G$3])*[.G$5]*[.$B$2]/4" office:value-type="float" office:value="39.75" calcext:value-type="float">
            <text:p>40</text:p>
          </table:table-cell>
          <table:table-cell table:formula="of:=[.H90]+[.$B$2]*[.H$5]+RANDBETWEEN(1;[.H$3])*[.H$5]*[.$B$2]/4" office:value-type="float" office:value="36.875" calcext:value-type="float">
            <text:p>37</text:p>
          </table:table-cell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table:formula="of:=[.B91]+[.$B$2]*[.B$5]+RANDBETWEEN(1;[.B$3])*[.B$5]*[.$B$2]/4" office:value-type="float" office:value="1863.75" calcext:value-type="float">
            <text:p>1864</text:p>
          </table:table-cell>
          <table:table-cell table:formula="of:=[.C91]+[.$B$2]*[.C$5]+RANDBETWEEN(1;[.C$3])*[.C$5]*[.$B$2]/4" office:value-type="float" office:value="239.0625" calcext:value-type="float">
            <text:p>239</text:p>
          </table:table-cell>
          <table:table-cell table:formula="of:=[.D91]+[.$B$2]*[.D$5]+RANDBETWEEN(1;[.D$3])*[.D$5]*[.$B$2]/4" office:value-type="float" office:value="42.6875" calcext:value-type="float">
            <text:p>43</text:p>
          </table:table-cell>
          <table:table-cell table:formula="of:=[.E91]+[.$B$2]*[.E$5]+RANDBETWEEN(1;[.E$3])*[.E$5]*[.$B$2]/4" office:value-type="float" office:value="39.8125" calcext:value-type="float">
            <text:p>40</text:p>
          </table:table-cell>
          <table:table-cell table:formula="of:=[.F91]+[.$B$2]*[.F$5]+RANDBETWEEN(1;[.F$3])*[.F$5]*[.$B$2]/4" office:value-type="float" office:value="42.6875" calcext:value-type="float">
            <text:p>43</text:p>
          </table:table-cell>
          <table:table-cell table:formula="of:=[.G91]+[.$B$2]*[.G$5]+RANDBETWEEN(1;[.G$3])*[.G$5]*[.$B$2]/4" office:value-type="float" office:value="40.0625" calcext:value-type="float">
            <text:p>40</text:p>
          </table:table-cell>
          <table:table-cell table:formula="of:=[.H91]+[.$B$2]*[.H$5]+RANDBETWEEN(1;[.H$3])*[.H$5]*[.$B$2]/4" office:value-type="float" office:value="37.1875" calcext:value-type="float">
            <text:p>37</text:p>
          </table:table-cell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table:formula="of:=[.B92]+[.$B$2]*[.B$5]+RANDBETWEEN(1;[.B$3])*[.B$5]*[.$B$2]/4" office:value-type="float" office:value="1875" calcext:value-type="float">
            <text:p>1875</text:p>
          </table:table-cell>
          <table:table-cell table:formula="of:=[.C92]+[.$B$2]*[.C$5]+RANDBETWEEN(1;[.C$3])*[.C$5]*[.$B$2]/4" office:value-type="float" office:value="240.9375" calcext:value-type="float">
            <text:p>241</text:p>
          </table:table-cell>
          <table:table-cell table:formula="of:=[.D92]+[.$B$2]*[.D$5]+RANDBETWEEN(1;[.D$3])*[.D$5]*[.$B$2]/4" office:value-type="float" office:value="43" calcext:value-type="float">
            <text:p>43</text:p>
          </table:table-cell>
          <table:table-cell table:formula="of:=[.E92]+[.$B$2]*[.E$5]+RANDBETWEEN(1;[.E$3])*[.E$5]*[.$B$2]/4" office:value-type="float" office:value="40.1875" calcext:value-type="float">
            <text:p>40</text:p>
          </table:table-cell>
          <table:table-cell table:formula="of:=[.F92]+[.$B$2]*[.F$5]+RANDBETWEEN(1;[.F$3])*[.F$5]*[.$B$2]/4" office:value-type="float" office:value="43.0625" calcext:value-type="float">
            <text:p>43</text:p>
          </table:table-cell>
          <table:table-cell table:formula="of:=[.G92]+[.$B$2]*[.G$5]+RANDBETWEEN(1;[.G$3])*[.G$5]*[.$B$2]/4" office:value-type="float" office:value="40.4375" calcext:value-type="float">
            <text:p>40</text:p>
          </table:table-cell>
          <table:table-cell table:formula="of:=[.H92]+[.$B$2]*[.H$5]+RANDBETWEEN(1;[.H$3])*[.H$5]*[.$B$2]/4" office:value-type="float" office:value="37.5" calcext:value-type="float">
            <text:p>38</text:p>
          </table:table-cell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table:formula="of:=[.B93]+[.$B$2]*[.B$5]+RANDBETWEEN(1;[.B$3])*[.B$5]*[.$B$2]/4" office:value-type="float" office:value="1895.625" calcext:value-type="float">
            <text:p>1896</text:p>
          </table:table-cell>
          <table:table-cell table:formula="of:=[.C93]+[.$B$2]*[.C$5]+RANDBETWEEN(1;[.C$3])*[.C$5]*[.$B$2]/4" office:value-type="float" office:value="242.5" calcext:value-type="float">
            <text:p>243</text:p>
          </table:table-cell>
          <table:table-cell table:formula="of:=[.D93]+[.$B$2]*[.D$5]+RANDBETWEEN(1;[.D$3])*[.D$5]*[.$B$2]/4" office:value-type="float" office:value="43.4375" calcext:value-type="float">
            <text:p>43</text:p>
          </table:table-cell>
          <table:table-cell table:formula="of:=[.E93]+[.$B$2]*[.E$5]+RANDBETWEEN(1;[.E$3])*[.E$5]*[.$B$2]/4" office:value-type="float" office:value="40.5625" calcext:value-type="float">
            <text:p>41</text:p>
          </table:table-cell>
          <table:table-cell table:formula="of:=[.F93]+[.$B$2]*[.F$5]+RANDBETWEEN(1;[.F$3])*[.F$5]*[.$B$2]/4" office:value-type="float" office:value="43.375" calcext:value-type="float">
            <text:p>43</text:p>
          </table:table-cell>
          <table:table-cell table:formula="of:=[.G93]+[.$B$2]*[.G$5]+RANDBETWEEN(1;[.G$3])*[.G$5]*[.$B$2]/4" office:value-type="float" office:value="40.75" calcext:value-type="float">
            <text:p>41</text:p>
          </table:table-cell>
          <table:table-cell table:formula="of:=[.H93]+[.$B$2]*[.H$5]+RANDBETWEEN(1;[.H$3])*[.H$5]*[.$B$2]/4" office:value-type="float" office:value="37.8125" calcext:value-type="float">
            <text:p>38</text:p>
          </table:table-cell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table:formula="of:=[.B94]+[.$B$2]*[.B$5]+RANDBETWEEN(1;[.B$3])*[.B$5]*[.$B$2]/4" office:value-type="float" office:value="1910.625" calcext:value-type="float">
            <text:p>1911</text:p>
          </table:table-cell>
          <table:table-cell table:formula="of:=[.C94]+[.$B$2]*[.C$5]+RANDBETWEEN(1;[.C$3])*[.C$5]*[.$B$2]/4" office:value-type="float" office:value="244.375" calcext:value-type="float">
            <text:p>244</text:p>
          </table:table-cell>
          <table:table-cell table:formula="of:=[.D94]+[.$B$2]*[.D$5]+RANDBETWEEN(1;[.D$3])*[.D$5]*[.$B$2]/4" office:value-type="float" office:value="43.875" calcext:value-type="float">
            <text:p>44</text:p>
          </table:table-cell>
          <table:table-cell table:formula="of:=[.E94]+[.$B$2]*[.E$5]+RANDBETWEEN(1;[.E$3])*[.E$5]*[.$B$2]/4" office:value-type="float" office:value="40.875" calcext:value-type="float">
            <text:p>41</text:p>
          </table:table-cell>
          <table:table-cell table:formula="of:=[.F94]+[.$B$2]*[.F$5]+RANDBETWEEN(1;[.F$3])*[.F$5]*[.$B$2]/4" office:value-type="float" office:value="43.75" calcext:value-type="float">
            <text:p>44</text:p>
          </table:table-cell>
          <table:table-cell table:formula="of:=[.G94]+[.$B$2]*[.G$5]+RANDBETWEEN(1;[.G$3])*[.G$5]*[.$B$2]/4" office:value-type="float" office:value="41.125" calcext:value-type="float">
            <text:p>41</text:p>
          </table:table-cell>
          <table:table-cell table:formula="of:=[.H94]+[.$B$2]*[.H$5]+RANDBETWEEN(1;[.H$3])*[.H$5]*[.$B$2]/4" office:value-type="float" office:value="38.125" calcext:value-type="float">
            <text:p>38</text:p>
          </table:table-cell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table:formula="of:=[.B95]+[.$B$2]*[.B$5]+RANDBETWEEN(1;[.B$3])*[.B$5]*[.$B$2]/4" office:value-type="float" office:value="1929.375" calcext:value-type="float">
            <text:p>1929</text:p>
          </table:table-cell>
          <table:table-cell table:formula="of:=[.C95]+[.$B$2]*[.C$5]+RANDBETWEEN(1;[.C$3])*[.C$5]*[.$B$2]/4" office:value-type="float" office:value="245.9375" calcext:value-type="float">
            <text:p>246</text:p>
          </table:table-cell>
          <table:table-cell table:formula="of:=[.D95]+[.$B$2]*[.D$5]+RANDBETWEEN(1;[.D$3])*[.D$5]*[.$B$2]/4" office:value-type="float" office:value="44.1875" calcext:value-type="float">
            <text:p>44</text:p>
          </table:table-cell>
          <table:table-cell table:formula="of:=[.E95]+[.$B$2]*[.E$5]+RANDBETWEEN(1;[.E$3])*[.E$5]*[.$B$2]/4" office:value-type="float" office:value="41.25" calcext:value-type="float">
            <text:p>41</text:p>
          </table:table-cell>
          <table:table-cell table:formula="of:=[.F95]+[.$B$2]*[.F$5]+RANDBETWEEN(1;[.F$3])*[.F$5]*[.$B$2]/4" office:value-type="float" office:value="44.125" calcext:value-type="float">
            <text:p>44</text:p>
          </table:table-cell>
          <table:table-cell table:formula="of:=[.G95]+[.$B$2]*[.G$5]+RANDBETWEEN(1;[.G$3])*[.G$5]*[.$B$2]/4" office:value-type="float" office:value="41.4375" calcext:value-type="float">
            <text:p>41</text:p>
          </table:table-cell>
          <table:table-cell table:formula="of:=[.H95]+[.$B$2]*[.H$5]+RANDBETWEEN(1;[.H$3])*[.H$5]*[.$B$2]/4" office:value-type="float" office:value="38.4375" calcext:value-type="float">
            <text:p>38</text:p>
          </table:table-cell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table:formula="of:=[.B96]+[.$B$2]*[.B$5]+RANDBETWEEN(1;[.B$3])*[.B$5]*[.$B$2]/4" office:value-type="float" office:value="1951.875" calcext:value-type="float">
            <text:p>1952</text:p>
          </table:table-cell>
          <table:table-cell table:formula="of:=[.C96]+[.$B$2]*[.C$5]+RANDBETWEEN(1;[.C$3])*[.C$5]*[.$B$2]/4" office:value-type="float" office:value="247.8125" calcext:value-type="float">
            <text:p>248</text:p>
          </table:table-cell>
          <table:table-cell table:formula="of:=[.D96]+[.$B$2]*[.D$5]+RANDBETWEEN(1;[.D$3])*[.D$5]*[.$B$2]/4" office:value-type="float" office:value="44.5" calcext:value-type="float">
            <text:p>45</text:p>
          </table:table-cell>
          <table:table-cell table:formula="of:=[.E96]+[.$B$2]*[.E$5]+RANDBETWEEN(1;[.E$3])*[.E$5]*[.$B$2]/4" office:value-type="float" office:value="41.5625" calcext:value-type="float">
            <text:p>42</text:p>
          </table:table-cell>
          <table:table-cell table:formula="of:=[.F96]+[.$B$2]*[.F$5]+RANDBETWEEN(1;[.F$3])*[.F$5]*[.$B$2]/4" office:value-type="float" office:value="44.4375" calcext:value-type="float">
            <text:p>44</text:p>
          </table:table-cell>
          <table:table-cell table:formula="of:=[.G96]+[.$B$2]*[.G$5]+RANDBETWEEN(1;[.G$3])*[.G$5]*[.$B$2]/4" office:value-type="float" office:value="41.8125" calcext:value-type="float">
            <text:p>42</text:p>
          </table:table-cell>
          <table:table-cell table:formula="of:=[.H96]+[.$B$2]*[.H$5]+RANDBETWEEN(1;[.H$3])*[.H$5]*[.$B$2]/4" office:value-type="float" office:value="38.75" calcext:value-type="float">
            <text:p>39</text:p>
          </table:table-cell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table:formula="of:=[.B97]+[.$B$2]*[.B$5]+RANDBETWEEN(1;[.B$3])*[.B$5]*[.$B$2]/4" office:value-type="float" office:value="1966.875" calcext:value-type="float">
            <text:p>1967</text:p>
          </table:table-cell>
          <table:table-cell table:formula="of:=[.C97]+[.$B$2]*[.C$5]+RANDBETWEEN(1;[.C$3])*[.C$5]*[.$B$2]/4" office:value-type="float" office:value="249.375" calcext:value-type="float">
            <text:p>249</text:p>
          </table:table-cell>
          <table:table-cell table:formula="of:=[.D97]+[.$B$2]*[.D$5]+RANDBETWEEN(1;[.D$3])*[.D$5]*[.$B$2]/4" office:value-type="float" office:value="44.9375" calcext:value-type="float">
            <text:p>45</text:p>
          </table:table-cell>
          <table:table-cell table:formula="of:=[.E97]+[.$B$2]*[.E$5]+RANDBETWEEN(1;[.E$3])*[.E$5]*[.$B$2]/4" office:value-type="float" office:value="41.875" calcext:value-type="float">
            <text:p>42</text:p>
          </table:table-cell>
          <table:table-cell table:formula="of:=[.F97]+[.$B$2]*[.F$5]+RANDBETWEEN(1;[.F$3])*[.F$5]*[.$B$2]/4" office:value-type="float" office:value="44.875" calcext:value-type="float">
            <text:p>45</text:p>
          </table:table-cell>
          <table:table-cell table:formula="of:=[.G97]+[.$B$2]*[.G$5]+RANDBETWEEN(1;[.G$3])*[.G$5]*[.$B$2]/4" office:value-type="float" office:value="42.125" calcext:value-type="float">
            <text:p>42</text:p>
          </table:table-cell>
          <table:table-cell table:formula="of:=[.H97]+[.$B$2]*[.H$5]+RANDBETWEEN(1;[.H$3])*[.H$5]*[.$B$2]/4" office:value-type="float" office:value="39.0625" calcext:value-type="float">
            <text:p>39</text:p>
          </table:table-cell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table:formula="of:=[.B98]+[.$B$2]*[.B$5]+RANDBETWEEN(1;[.B$3])*[.B$5]*[.$B$2]/4" office:value-type="float" office:value="1978.125" calcext:value-type="float">
            <text:p>1978</text:p>
          </table:table-cell>
          <table:table-cell table:formula="of:=[.C98]+[.$B$2]*[.C$5]+RANDBETWEEN(1;[.C$3])*[.C$5]*[.$B$2]/4" office:value-type="float" office:value="250.9375" calcext:value-type="float">
            <text:p>251</text:p>
          </table:table-cell>
          <table:table-cell table:formula="of:=[.D98]+[.$B$2]*[.D$5]+RANDBETWEEN(1;[.D$3])*[.D$5]*[.$B$2]/4" office:value-type="float" office:value="45.3125" calcext:value-type="float">
            <text:p>45</text:p>
          </table:table-cell>
          <table:table-cell table:formula="of:=[.E98]+[.$B$2]*[.E$5]+RANDBETWEEN(1;[.E$3])*[.E$5]*[.$B$2]/4" office:value-type="float" office:value="42.25" calcext:value-type="float">
            <text:p>42</text:p>
          </table:table-cell>
          <table:table-cell table:formula="of:=[.F98]+[.$B$2]*[.F$5]+RANDBETWEEN(1;[.F$3])*[.F$5]*[.$B$2]/4" office:value-type="float" office:value="45.25" calcext:value-type="float">
            <text:p>45</text:p>
          </table:table-cell>
          <table:table-cell table:formula="of:=[.G98]+[.$B$2]*[.G$5]+RANDBETWEEN(1;[.G$3])*[.G$5]*[.$B$2]/4" office:value-type="float" office:value="42.4375" calcext:value-type="float">
            <text:p>42</text:p>
          </table:table-cell>
          <table:table-cell table:formula="of:=[.H98]+[.$B$2]*[.H$5]+RANDBETWEEN(1;[.H$3])*[.H$5]*[.$B$2]/4" office:value-type="float" office:value="39.375" calcext:value-type="float">
            <text:p>39</text:p>
          </table:table-cell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table:formula="of:=[.B99]+[.$B$2]*[.B$5]+RANDBETWEEN(1;[.B$3])*[.B$5]*[.$B$2]/4" office:value-type="float" office:value="1996.875" calcext:value-type="float">
            <text:p>1997</text:p>
          </table:table-cell>
          <table:table-cell table:formula="of:=[.C99]+[.$B$2]*[.C$5]+RANDBETWEEN(1;[.C$3])*[.C$5]*[.$B$2]/4" office:value-type="float" office:value="252.8125" calcext:value-type="float">
            <text:p>253</text:p>
          </table:table-cell>
          <table:table-cell table:formula="of:=[.D99]+[.$B$2]*[.D$5]+RANDBETWEEN(1;[.D$3])*[.D$5]*[.$B$2]/4" office:value-type="float" office:value="45.6875" calcext:value-type="float">
            <text:p>46</text:p>
          </table:table-cell>
          <table:table-cell table:formula="of:=[.E99]+[.$B$2]*[.E$5]+RANDBETWEEN(1;[.E$3])*[.E$5]*[.$B$2]/4" office:value-type="float" office:value="42.5625" calcext:value-type="float">
            <text:p>43</text:p>
          </table:table-cell>
          <table:table-cell table:formula="of:=[.F99]+[.$B$2]*[.F$5]+RANDBETWEEN(1;[.F$3])*[.F$5]*[.$B$2]/4" office:value-type="float" office:value="45.625" calcext:value-type="float">
            <text:p>46</text:p>
          </table:table-cell>
          <table:table-cell table:formula="of:=[.G99]+[.$B$2]*[.G$5]+RANDBETWEEN(1;[.G$3])*[.G$5]*[.$B$2]/4" office:value-type="float" office:value="42.75" calcext:value-type="float">
            <text:p>43</text:p>
          </table:table-cell>
          <table:table-cell table:formula="of:=[.H99]+[.$B$2]*[.H$5]+RANDBETWEEN(1;[.H$3])*[.H$5]*[.$B$2]/4" office:value-type="float" office:value="39.6875" calcext:value-type="float">
            <text:p>40</text:p>
          </table:table-cell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table:formula="of:=[.B100]+[.$B$2]*[.B$5]+RANDBETWEEN(1;[.B$3])*[.B$5]*[.$B$2]/4" office:value-type="float" office:value="2015.625" calcext:value-type="float">
            <text:p>2016</text:p>
          </table:table-cell>
          <table:table-cell table:formula="of:=[.C100]+[.$B$2]*[.C$5]+RANDBETWEEN(1;[.C$3])*[.C$5]*[.$B$2]/4" office:value-type="float" office:value="254.6875" calcext:value-type="float">
            <text:p>255</text:p>
          </table:table-cell>
          <table:table-cell table:formula="of:=[.D100]+[.$B$2]*[.D$5]+RANDBETWEEN(1;[.D$3])*[.D$5]*[.$B$2]/4" office:value-type="float" office:value="46.125" calcext:value-type="float">
            <text:p>46</text:p>
          </table:table-cell>
          <table:table-cell table:formula="of:=[.E100]+[.$B$2]*[.E$5]+RANDBETWEEN(1;[.E$3])*[.E$5]*[.$B$2]/4" office:value-type="float" office:value="42.9375" calcext:value-type="float">
            <text:p>43</text:p>
          </table:table-cell>
          <table:table-cell table:formula="of:=[.F100]+[.$B$2]*[.F$5]+RANDBETWEEN(1;[.F$3])*[.F$5]*[.$B$2]/4" office:value-type="float" office:value="45.9375" calcext:value-type="float">
            <text:p>46</text:p>
          </table:table-cell>
          <table:table-cell table:formula="of:=[.G100]+[.$B$2]*[.G$5]+RANDBETWEEN(1;[.G$3])*[.G$5]*[.$B$2]/4" office:value-type="float" office:value="43.125" calcext:value-type="float">
            <text:p>43</text:p>
          </table:table-cell>
          <table:table-cell table:formula="of:=[.H100]+[.$B$2]*[.H$5]+RANDBETWEEN(1;[.H$3])*[.H$5]*[.$B$2]/4" office:value-type="float" office:value="40" calcext:value-type="float">
            <text:p>40</text:p>
          </table:table-cell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table:formula="of:=[.B101]+[.$B$2]*[.B$5]+RANDBETWEEN(1;[.B$3])*[.B$5]*[.$B$2]/4" office:value-type="float" office:value="2030.625" calcext:value-type="float">
            <text:p>2031</text:p>
          </table:table-cell>
          <table:table-cell table:formula="of:=[.C101]+[.$B$2]*[.C$5]+RANDBETWEEN(1;[.C$3])*[.C$5]*[.$B$2]/4" office:value-type="float" office:value="257.1875" calcext:value-type="float">
            <text:p>257</text:p>
          </table:table-cell>
          <table:table-cell table:formula="of:=[.D101]+[.$B$2]*[.D$5]+RANDBETWEEN(1;[.D$3])*[.D$5]*[.$B$2]/4" office:value-type="float" office:value="46.4375" calcext:value-type="float">
            <text:p>46</text:p>
          </table:table-cell>
          <table:table-cell table:formula="of:=[.E101]+[.$B$2]*[.E$5]+RANDBETWEEN(1;[.E$3])*[.E$5]*[.$B$2]/4" office:value-type="float" office:value="43.3125" calcext:value-type="float">
            <text:p>43</text:p>
          </table:table-cell>
          <table:table-cell table:formula="of:=[.F101]+[.$B$2]*[.F$5]+RANDBETWEEN(1;[.F$3])*[.F$5]*[.$B$2]/4" office:value-type="float" office:value="46.3125" calcext:value-type="float">
            <text:p>46</text:p>
          </table:table-cell>
          <table:table-cell table:formula="of:=[.G101]+[.$B$2]*[.G$5]+RANDBETWEEN(1;[.G$3])*[.G$5]*[.$B$2]/4" office:value-type="float" office:value="43.4375" calcext:value-type="float">
            <text:p>43</text:p>
          </table:table-cell>
          <table:table-cell table:formula="of:=[.H101]+[.$B$2]*[.H$5]+RANDBETWEEN(1;[.H$3])*[.H$5]*[.$B$2]/4" office:value-type="float" office:value="40.3125" calcext:value-type="float">
            <text:p>40</text:p>
          </table:table-cell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table:formula="of:=[.B102]+[.$B$2]*[.B$5]+RANDBETWEEN(1;[.B$3])*[.B$5]*[.$B$2]/4" office:value-type="float" office:value="2055" calcext:value-type="float">
            <text:p>2055</text:p>
          </table:table-cell>
          <table:table-cell table:formula="of:=[.C102]+[.$B$2]*[.C$5]+RANDBETWEEN(1;[.C$3])*[.C$5]*[.$B$2]/4" office:value-type="float" office:value="258.75" calcext:value-type="float">
            <text:p>259</text:p>
          </table:table-cell>
          <table:table-cell table:formula="of:=[.D102]+[.$B$2]*[.D$5]+RANDBETWEEN(1;[.D$3])*[.D$5]*[.$B$2]/4" office:value-type="float" office:value="46.75" calcext:value-type="float">
            <text:p>47</text:p>
          </table:table-cell>
          <table:table-cell table:formula="of:=[.E102]+[.$B$2]*[.E$5]+RANDBETWEEN(1;[.E$3])*[.E$5]*[.$B$2]/4" office:value-type="float" office:value="43.625" calcext:value-type="float">
            <text:p>44</text:p>
          </table:table-cell>
          <table:table-cell table:formula="of:=[.F102]+[.$B$2]*[.F$5]+RANDBETWEEN(1;[.F$3])*[.F$5]*[.$B$2]/4" office:value-type="float" office:value="46.625" calcext:value-type="float">
            <text:p>47</text:p>
          </table:table-cell>
          <table:table-cell table:formula="of:=[.G102]+[.$B$2]*[.G$5]+RANDBETWEEN(1;[.G$3])*[.G$5]*[.$B$2]/4" office:value-type="float" office:value="43.75" calcext:value-type="float">
            <text:p>44</text:p>
          </table:table-cell>
          <table:table-cell table:formula="of:=[.H102]+[.$B$2]*[.H$5]+RANDBETWEEN(1;[.H$3])*[.H$5]*[.$B$2]/4" office:value-type="float" office:value="40.625" calcext:value-type="float">
            <text:p>41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58:13.535273533</meta:creation-date>
    <dc:date>2017-10-05T14:53:38.932847970</dc:date>
    <meta:editing-duration>PT34M34S</meta:editing-duration>
    <meta:editing-cycles>1</meta:editing-cycles>
    <meta:document-statistic meta:table-count="1" meta:cell-count="810" meta:object-count="0"/>
    <meta:generator>LibreOffice/5.4.1.2$Linux_X86_64 LibreOffice_project/40m0$Build-2</meta:generator>
  </office:meta>
</office:document-meta>
</file>